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0.9438in" style:rel-column-width="8931*"/>
    </style:style>
    <style:style style:name="Table1.B" style:family="table-column">
      <style:table-column-properties style:column-width="1.9938in" style:rel-column-width="18867*"/>
    </style:style>
    <style:style style:name="Table1.D" style:family="table-column">
      <style:table-column-properties style:column-width="1.9938in" style:rel-column-width="18870*"/>
    </style:style>
    <style:style style:name="Table1.A1" style:family="table-cell">
      <style:table-cell-properties style:vertical-align="middle" fo:padding="0.0194in" fo:border="0.05pt solid #000000"/>
    </style:style>
    <style:style style:name="Table1.A2" style:family="table-cell" style:data-style-name="N0">
      <style:table-cell-properties style:vertical-align="middle" fo:padding="0.0194in" fo:border="0.05pt solid #000000"/>
    </style:style>
    <style:style style:name="Table1.B2" style:family="table-cell" style:data-style-name="N100">
      <style:table-cell-properties style:vertical-align="middle" fo:padding="0.0194in" fo:border="0.05pt solid #000000"/>
    </style:style>
    <style:style style:name="P1" style:family="paragraph" style:parent-style-name="Code">
      <style:text-properties officeooo:rsid="00c26249" officeooo:paragraph-rsid="00c26249"/>
    </style:style>
    <style:style style:name="P2" style:family="paragraph" style:parent-style-name="Code">
      <style:text-properties officeooo:rsid="00c433aa" officeooo:paragraph-rsid="00c433aa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officeooo:rsid="00c96bd3" officeooo:paragraph-rsid="00cb02d2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96a1ad"/>
    </style:style>
    <style:style style:name="P8" style:family="paragraph" style:parent-style-name="Text_20_body" style:list-style-name="L1">
      <style:text-properties fo:font-size="12pt" officeooo:rsid="00b5b7cf" officeooo:paragraph-rsid="00b5b7cf" style:font-size-asian="12pt" style:font-size-complex="12pt"/>
    </style:style>
    <style:style style:name="P9" style:family="paragraph" style:parent-style-name="Text_20_body" style:list-style-name="L1">
      <style:text-properties fo:font-size="12pt" officeooo:rsid="00bd2139" officeooo:paragraph-rsid="00bd2139" style:font-size-asian="12pt" style:font-size-complex="12pt"/>
    </style:style>
    <style:style style:name="P10" style:family="paragraph" style:parent-style-name="Text_20_body" style:list-style-name="L1">
      <style:text-properties officeooo:rsid="009cc9a5" officeooo:paragraph-rsid="00bd2139"/>
    </style:style>
    <style:style style:name="P11" style:family="paragraph" style:parent-style-name="Text_20_body" style:list-style-name="L1">
      <style:text-properties officeooo:rsid="009cc9a5" officeooo:paragraph-rsid="009cc9a5"/>
    </style:style>
    <style:style style:name="P12" style:family="paragraph" style:parent-style-name="Text_20_body" style:list-style-name="L1">
      <style:text-properties officeooo:rsid="00bd2139" officeooo:paragraph-rsid="00bd2139"/>
    </style:style>
    <style:style style:name="P13" style:family="paragraph" style:parent-style-name="Text_20_body" style:list-style-name="L1">
      <style:text-properties officeooo:rsid="00bd50cd" officeooo:paragraph-rsid="00bd50cd"/>
    </style:style>
    <style:style style:name="P14" style:family="paragraph" style:parent-style-name="Text_20_body" style:list-style-name="L1">
      <style:text-properties officeooo:rsid="00bd50cd" officeooo:paragraph-rsid="00bed55d"/>
    </style:style>
    <style:style style:name="P15" style:family="paragraph" style:parent-style-name="Text_20_body" style:list-style-name="L1">
      <style:text-properties officeooo:rsid="00bd50cd" officeooo:paragraph-rsid="00c6e573"/>
    </style:style>
    <style:style style:name="P16" style:family="paragraph" style:parent-style-name="Text_20_body" style:list-style-name="L1">
      <style:text-properties officeooo:rsid="00bed55d" officeooo:paragraph-rsid="00bed55d"/>
    </style:style>
    <style:style style:name="P17" style:family="paragraph" style:parent-style-name="Text_20_body" style:list-style-name="L1">
      <style:text-properties officeooo:rsid="00c6e573" officeooo:paragraph-rsid="00c6e573"/>
    </style:style>
    <style:style style:name="P18" style:family="paragraph" style:parent-style-name="Text_20_body" style:list-style-name="L1">
      <style:text-properties officeooo:rsid="00c8072b" officeooo:paragraph-rsid="00c8072b"/>
    </style:style>
    <style:style style:name="P19" style:family="paragraph" style:parent-style-name="Text_20_body" style:list-style-name="L1">
      <style:text-properties officeooo:rsid="00c8072b" officeooo:paragraph-rsid="00c96bd3"/>
    </style:style>
    <style:style style:name="P20" style:family="paragraph" style:parent-style-name="Text_20_body" style:list-style-name="L1">
      <style:text-properties officeooo:rsid="00c8072b" officeooo:paragraph-rsid="00cb02d2"/>
    </style:style>
    <style:style style:name="P21" style:family="paragraph" style:parent-style-name="Text_20_body" style:list-style-name="L1">
      <style:text-properties officeooo:rsid="00c8072b" officeooo:paragraph-rsid="00ce3f84"/>
    </style:style>
    <style:style style:name="P22" style:family="paragraph" style:parent-style-name="Text_20_body" style:list-style-name="L1">
      <style:text-properties officeooo:rsid="00c8072b" officeooo:paragraph-rsid="00cf0bae"/>
    </style:style>
    <style:style style:name="P23" style:family="paragraph" style:parent-style-name="Text_20_body" style:list-style-name="L1">
      <style:text-properties officeooo:rsid="00c4e207" officeooo:paragraph-rsid="00c4e207"/>
    </style:style>
    <style:style style:name="P24" style:family="paragraph" style:parent-style-name="Text_20_body" style:list-style-name="L1">
      <style:text-properties style:font-name="Monospace" fo:language="uk" fo:country="UA" officeooo:rsid="001ed1ca" officeooo:paragraph-rsid="007ea8da" style:font-size-asian="10.5pt"/>
    </style:style>
    <style:style style:name="P25" style:family="paragraph" style:parent-style-name="Text_20_body" style:list-style-name="L1">
      <style:text-properties officeooo:rsid="007e5e79" officeooo:paragraph-rsid="007e5e79"/>
    </style:style>
    <style:style style:name="P26" style:family="paragraph" style:parent-style-name="Text_20_body">
      <style:text-properties officeooo:rsid="007e5e79" officeooo:paragraph-rsid="007e5e79"/>
    </style:style>
    <style:style style:name="P27" style:family="paragraph" style:parent-style-name="Text_20_body" style:list-style-name="L1">
      <style:text-properties officeooo:rsid="00c96bd3" officeooo:paragraph-rsid="00c96bd3"/>
    </style:style>
    <style:style style:name="P28" style:family="paragraph" style:parent-style-name="Text_20_body" style:list-style-name="L1">
      <style:text-properties officeooo:rsid="00cb02d2" officeooo:paragraph-rsid="00cb02d2"/>
    </style:style>
    <style:style style:name="P29" style:family="paragraph" style:parent-style-name="Text_20_body" style:list-style-name="L1">
      <style:text-properties officeooo:rsid="00ccd380" officeooo:paragraph-rsid="00ccd380"/>
    </style:style>
    <style:style style:name="P30" style:family="paragraph" style:parent-style-name="Text_20_body" style:list-style-name="L1">
      <style:text-properties officeooo:rsid="00ce3f84" officeooo:paragraph-rsid="00ce3f84"/>
    </style:style>
    <style:style style:name="P31" style:family="paragraph" style:parent-style-name="Text_20_body" style:list-style-name="L1">
      <style:text-properties officeooo:rsid="00ce3f84" officeooo:paragraph-rsid="00cf0bae"/>
    </style:style>
    <style:style style:name="P32" style:family="paragraph" style:parent-style-name="Text_20_body" style:list-style-name="L1">
      <style:text-properties officeooo:rsid="00cf0bae" officeooo:paragraph-rsid="00cf0bae"/>
    </style:style>
    <style:style style:name="P33" style:family="paragraph" style:parent-style-name="Text_20_body" style:list-style-name="L1">
      <style:text-properties officeooo:rsid="00cfce92" officeooo:paragraph-rsid="00cfce92"/>
    </style:style>
    <style:style style:name="P34" style:family="paragraph" style:parent-style-name="Text_20_body" style:list-style-name="L1">
      <style:text-properties officeooo:rsid="00cfce92" officeooo:paragraph-rsid="00d2971c"/>
    </style:style>
    <style:style style:name="P35" style:family="paragraph" style:parent-style-name="Text_20_body" style:list-style-name="L1">
      <style:text-properties officeooo:rsid="00d2971c" officeooo:paragraph-rsid="00d2971c"/>
    </style:style>
    <style:style style:name="P36" style:family="paragraph" style:parent-style-name="Text_20_body" style:list-style-name="L1">
      <style:paragraph-properties fo:margin-left="0in" fo:margin-right="0in" fo:text-indent="0in" style:auto-text-indent="false"/>
      <style:text-properties officeooo:rsid="00c4e207" officeooo:paragraph-rsid="00c4e207"/>
    </style:style>
    <style:style style:name="P37" style:family="paragraph" style:parent-style-name="Text_20_body" style:list-style-name="L1">
      <style:paragraph-properties fo:margin-left="0in" fo:margin-right="0in" fo:text-indent="0in" style:auto-text-indent="false"/>
      <style:text-properties style:font-name="Monospace" fo:language="uk" fo:country="UA" officeooo:rsid="00a6b6ee" officeooo:paragraph-rsid="00a6b6ee" style:font-size-asian="10.5pt"/>
    </style:style>
    <style:style style:name="T1" style:family="text">
      <style:text-properties officeooo:rsid="001ed1ca"/>
    </style:style>
    <style:style style:name="T2" style:family="text">
      <style:text-properties officeooo:rsid="007c600f"/>
    </style:style>
    <style:style style:name="T3" style:family="text">
      <style:text-properties officeooo:rsid="007cd57a"/>
    </style:style>
    <style:style style:name="T4" style:family="text">
      <style:text-properties style:font-name="Monospace" fo:language="uk" fo:country="UA" style:font-size-asian="10.5pt"/>
    </style:style>
    <style:style style:name="T5" style:family="text">
      <style:text-properties style:font-name="Monospace" fo:language="uk" fo:country="UA" officeooo:rsid="001ed1ca" style:font-size-asian="10.5pt"/>
    </style:style>
    <style:style style:name="T6" style:family="text">
      <style:text-properties style:font-name="Monospace" fo:language="uk" fo:country="UA" officeooo:rsid="00c96bd3" style:font-size-asian="10.5pt"/>
    </style:style>
    <style:style style:name="T7" style:family="text">
      <style:text-properties officeooo:rsid="008d7034"/>
    </style:style>
    <style:style style:name="T8" style:family="text">
      <style:text-properties officeooo:rsid="009cc9a5"/>
    </style:style>
    <style:style style:name="T9" style:family="text">
      <style:text-properties officeooo:rsid="00acfb19"/>
    </style:style>
    <style:style style:name="T10" style:family="text">
      <style:text-properties officeooo:rsid="00bd2139"/>
    </style:style>
    <style:style style:name="T11" style:family="text">
      <style:text-properties officeooo:rsid="00bed55d"/>
    </style:style>
    <style:style style:name="T12" style:family="text">
      <style:text-properties officeooo:rsid="00bf4de7"/>
    </style:style>
    <style:style style:name="T13" style:family="text">
      <style:text-properties officeooo:rsid="00c96bd3"/>
    </style:style>
    <style:style style:name="T14" style:family="text">
      <style:text-properties officeooo:rsid="00cb02d2"/>
    </style:style>
    <style:style style:name="T15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<text:span text:style-name="T2">алгоритми і структури даних</text:span>" </text:p>
      <text:p text:style-name="Title">студента групи ПА-17-1</text:p>
      <text:p text:style-name="Title">Панасенка <text:span text:style-name="T9">Єгора</text:span> Сергійовича</text:p>
      <text:p text:style-name="Title">Кафедра комп’ютерних технологій, фпм, дну </text:p>
      <text:p text:style-name="Title">2017-2018 навч.р.</text:p>
      <text:p text:style-name="Text_20_body"/>
      <text:list xml:id="list1356285362135162955" text:style-name="L1">
        <text:list-item>
          <text:p text:style-name="P7">Постановка задачі:</text:p>
          <text:list>
            <text:list-header>
              <text:p text:style-name="P8">Розробити програму, в якій</text:p>
            </text:list-header>
            <text:list-item>
              <text:p text:style-name="P9">Реалізувати сортування шаблонами</text:p>
            </text:list-item>
            <text:list-item>
              <text:p text:style-name="P9">Зробити сортування списків двома способами: заміною вузлів або їх значень</text:p>
            </text:list-item>
            <text:list-item>
              <text:p text:style-name="P9">Порівняти швидкість сортування масиву та списків.</text:p>
            </text:list-item>
          </text:list>
        </text:list-item>
        <text:list-item>
          <text:p text:style-name="P6">Опис <text:span text:style-name="T3">структури програми та реалізованих функцій:</text:span></text:p>
          <text:list>
            <text:list-item>
              <text:p text:style-name="P10">Програма задає struct <text:span text:style-name="T10">element по шаблону від класу T</text:span> з такими полями:</text:p>
              <text:list>
                <text:list-item>
                  <text:p text:style-name="P11"><text:span text:style-name="T10">T value</text:span> — <text:span text:style-name="T10">значення елемента</text:span></text:p>
                </text:list-item>
                <text:list-item>
                  <text:p text:style-name="P12">element&lt;T&gt; * prev — посилання на попередній елемент.</text:p>
                </text:list-item>
                <text:list-item>
                  <text:p text:style-name="P12">element&lt;T&gt; * next — посилання на наступний елемент.</text:p>
                </text:list-item>
              </text:list>
            </text:list-item>
            <text:list-item>
              <text:p text:style-name="P12">Програма задає клас List по шаблону від класу T<text:span text:style-name="T8"> такими полями:</text:span></text:p>
              <text:list>
                <text:list-item>
                  <text:p text:style-name="P12">element&lt;T&gt; * head — перший елемент списку</text:p>
                </text:list-item>
                <text:list-item>
                  <text:p text:style-name="P12">element&lt;T&gt; * last — останній елемент списку</text:p>
                </text:list-item>
                <text:list-item>
                  <text:p text:style-name="P12">int size — розмір списку</text:p>
                </text:list-item>
              </text:list>
              <text:p text:style-name="P12">та такими приватними функціями:</text:p>
              <text:list text:continue-numbering="true">
                <text:list-item>
                  <text:p text:style-name="P13">void DeleteNode (element&lt;T&gt; * node)</text:p>
                  <text:list>
                    <text:list-item>
                      <text:p text:style-name="P13">Видаляє елемент зі списку</text:p>
                    </text:list-item>
                    <text:list-item>
                      <text:p text:style-name="P13">Аргументи:</text:p>
                      <text:list>
                        <text:list-item>
                          <text:p text:style-name="P13">node — посилання на елемент у списку</text:p>
                        </text:list-item>
                      </text:list>
                    </text:list-item>
                    <text:list-item>
                      <text:p text:style-name="P13">Функція нічого не виводить.</text:p>
                    </text:list-item>
                  </text:list>
                </text:list-item>
                <text:list-item>
                  <text:p text:style-name="P13">element&lt;T&gt; * FindByKey (int key)</text:p>
                  <text:list>
                    <text:list-item>
                      <text:p text:style-name="P13">Знаходить елемент по номеру</text:p>
                    </text:list-item>
                    <text:list-item>
                      <text:p text:style-name="P13">Аргументи:</text:p>
                      <text:list>
                        <text:list-item>
                          <text:p text:style-name="P13"><text:soft-page-break/>key — <text:span text:style-name="T11">номер</text:span> елемент<text:span text:style-name="T11">а</text:span> у списку</text:p>
                        </text:list-item>
                      </text:list>
                    </text:list-item>
                    <text:list-item>
                      <text:p text:style-name="P13">Функція виводить <text:span text:style-name="T11">адресу елемента</text:span>.</text:p>
                    </text:list-item>
                  </text:list>
                </text:list-item>
                <text:list-item>
                  <text:p text:style-name="P16">element&lt;T&gt; * FindByValue (T value)</text:p>
                  <text:list>
                    <text:list-item>
                      <text:p text:style-name="P14">Знаходить елемент по <text:span text:style-name="T11">значенню</text:span></text:p>
                    </text:list-item>
                    <text:list-item>
                      <text:p text:style-name="P14">Аргументи:</text:p>
                      <text:list>
                        <text:list-item>
                          <text:p text:style-name="P14"><text:span text:style-name="T11">value</text:span> — <text:span text:style-name="T11">номер</text:span> елемент<text:span text:style-name="T11">а</text:span> у списку</text:p>
                        </text:list-item>
                      </text:list>
                    </text:list-item>
                    <text:list-item>
                      <text:p text:style-name="P14">Функція виводить <text:span text:style-name="T11">адресу елемента</text:span>.</text:p>
                    </text:list-item>
                  </text:list>
                </text:list-item>
                <text:list-item>
                  <text:p text:style-name="P17">void SwapNodes (element&lt;T&gt; * node1, element&lt;T&gt; * node2)</text:p>
                  <text:list>
                    <text:list-item>
                      <text:p text:style-name="P17">Міняє місцями два елементи</text:p>
                    </text:list-item>
                    <text:list-item>
                      <text:p text:style-name="P17">Має таку послідовність дій:</text:p>
                      <text:list>
                        <text:list-item>
                          <text:p text:style-name="P17">Зберігаються усі адреси елементів</text:p>
                        </text:list-item>
                        <text:list-item>
                          <text:p text:style-name="P17">Адреси міняються місцями</text:p>
                        </text:list-item>
                        <text:list-item>
                          <text:p text:style-name="P17">Попередити попередні та наступні елементи про зміну</text:p>
                        </text:list-item>
                        <text:list-item>
                          <text:p text:style-name="P17">Якщо вийшло що якийсь з двох елементів дивиться сам на себе, то позначити адресу на другий елемент.</text:p>
                        </text:list-item>
                      </text:list>
                    </text:list-item>
                    <text:list-item>
                      <text:p text:style-name="P15">Аргументи:</text:p>
                      <text:list>
                        <text:list-item>
                          <text:p text:style-name="P17">node1 — адреса першого елемента</text:p>
                        </text:list-item>
                        <text:list-item>
                          <text:p text:style-name="P17">node2 — адреса друого елемента</text:p>
                        </text:list-item>
                      </text:list>
                    </text:list-item>
                    <text:list-item>
                      <text:p text:style-name="P15">Функція нічого не виводить.</text:p>
                    </text:list-item>
                  </text:list>
                </text:list-item>
              </text:list>
              <text:p text:style-name="P17">та такими публічними функціями:</text:p>
              <text:list text:continue-numbering="true">
                <text:list-item>
                  <text:p text:style-name="P17">List () - конструктор, створює пустий список.</text:p>
                </text:list-item>
                <text:list-item>
                  <text:p text:style-name="P17">~List() - деструктор, видаляє усі елементи.</text:p>
                </text:list-item>
                <text:list-item>
                  <text:p text:style-name="P17">void Clear()</text:p>
                  <text:list>
                    <text:list-item>
                      <text:p text:style-name="P17">Видаляє усі елементи</text:p>
                    </text:list-item>
                    <text:list-item>
                      <text:p text:style-name="P18">Функція не має аргументів та нічого не виводить.</text:p>
                    </text:list-item>
                  </text:list>
                </text:list-item>
                <text:list-item>
                  <text:p text:style-name="P18">void Add (T value, int position = 0)</text:p>
                  <text:list>
                    <text:list-item>
                      <text:p text:style-name="P18">Додає елемент до списку з можливістю додавати з кінця, за допомогою від’ємної позиції (додавання в кінець константна складність), якщо не вказано позицію, додає в початок</text:p>
                    </text:list-item>
                    <text:list-item>
                      <text:p text:style-name="P18">Аргументи:</text:p>
                      <text:list>
                        <text:list-item>
                          <text:p text:style-name="P18">value — значення яке потрібно додати</text:p>
                        </text:list-item>
                        <text:list-item>
                          <text:p text:style-name="P18">position — позиція у яку потрібно додати</text:p>
                        </text:list-item>
                      </text:list>
                    </text:list-item>
                    <text:list-item>
                      <text:p text:style-name="P18"><text:soft-page-break/>Функція нічого не виводить</text:p>
                    </text:list-item>
                  </text:list>
                </text:list-item>
                <text:list-item>
                  <text:p text:style-name="P18">int Size() - функція виводить розмір списку</text:p>
                </text:list-item>
                <text:list-item>
                  <text:p text:style-name="P18">int Get(int key, T * value)</text:p>
                  <text:list>
                    <text:list-item>
                      <text:p text:style-name="P18">Забирає значення елемента зі списку</text:p>
                    </text:list-item>
                    <text:list-item>
                      <text:p text:style-name="P18">Аргументи:</text:p>
                      <text:list>
                        <text:list-item>
                          <text:p text:style-name="P18">key — номер елемента</text:p>
                        </text:list-item>
                        <text:list-item>
                          <text:p text:style-name="P18">value — адреса у яку записують значення елемента</text:p>
                        </text:list-item>
                      </text:list>
                    </text:list-item>
                    <text:list-item>
                      <text:p text:style-name="P18">Функція виводить успіх знаходження</text:p>
                    </text:list-item>
                  </text:list>
                </text:list-item>
                <text:list-item>
                  <text:p text:style-name="P27">void DeleteByKey (int key)</text:p>
                  <text:list>
                    <text:list-item>
                      <text:p text:style-name="P27">Видаляє елемент по номеру</text:p>
                    </text:list-item>
                    <text:list-item>
                      <text:p text:style-name="P19">Аргументи:</text:p>
                      <text:list>
                        <text:list-item>
                          <text:p text:style-name="P19">key — номер елемента</text:p>
                        </text:list-item>
                      </text:list>
                    </text:list-item>
                    <text:list-item>
                      <text:p text:style-name="P19">Функція <text:span text:style-name="T13">нічого не</text:span> виводить</text:p>
                    </text:list-item>
                  </text:list>
                </text:list-item>
                <text:list-item>
                  <text:p text:style-name="P27">void DeleteByValue (T value)</text:p>
                  <text:list>
                    <text:list-item>
                      <text:p text:style-name="P27">Видаляє елемент по значенню</text:p>
                    </text:list-item>
                    <text:list-item>
                      <text:p text:style-name="P19">Аргументи:</text:p>
                      <text:list>
                        <text:list-item>
                          <text:p text:style-name="P19"><text:span text:style-name="T13">value</text:span> — <text:span text:style-name="T13">значення</text:span> елемента</text:p>
                        </text:list-item>
                      </text:list>
                    </text:list-item>
                    <text:list-item>
                      <text:p text:style-name="P19">Функція <text:span text:style-name="T13">нічого не</text:span> виводить</text:p>
                    </text:list-item>
                  </text:list>
                </text:list-item>
                <text:list-item>
                  <text:p text:style-name="P27">void print(ostream&amp; out)</text:p>
                  <text:list>
                    <text:list-item>
                      <text:p text:style-name="P27">Виводить список у поток</text:p>
                    </text:list-item>
                    <text:list-item>
                      <text:p text:style-name="P19">Аргументи:</text:p>
                      <text:list>
                        <text:list-item>
                          <text:p text:style-name="P19"><text:span text:style-name="T13">out</text:span> — <text:span text:style-name="T13">вихідний поток</text:span></text:p>
                        </text:list-item>
                      </text:list>
                    </text:list-item>
                    <text:list-item>
                      <text:p text:style-name="P19">Функція <text:span text:style-name="T13">нічого не</text:span> виводить</text:p>
                    </text:list-item>
                  </text:list>
                </text:list-item>
                <text:list-item>
                  <text:p text:style-name="P28">void Swap (int key1, int key2)</text:p>
                  <text:list>
                    <text:list-item>
                      <text:p text:style-name="P28">Міняє місцями два елемента по номеру</text:p>
                    </text:list-item>
                    <text:list-item>
                      <text:p text:style-name="P5"/>
                    </text:list-item>
                    <text:list-item>
                      <text:p text:style-name="P20">Аргументи:</text:p>
                      <text:list>
                        <text:list-item>
                          <text:p text:style-name="P20"><text:span text:style-name="T14">key1</text:span> — <text:span text:style-name="T14">номер першого елемента</text:span></text:p>
                        </text:list-item>
                        <text:list-item>
                          <text:p text:style-name="P20"><text:span text:style-name="T14">key2</text:span> — <text:span text:style-name="T14">номер другого елемента</text:span></text:p>
                        </text:list-item>
                      </text:list>
                    </text:list-item>
                    <text:list-item>
                      <text:p text:style-name="P20">Функція <text:span text:style-name="T13">нічого не</text:span> виводить</text:p>
                    </text:list-item>
                  </text:list>
                </text:list-item>
                <text:list-item>
                  <text:p text:style-name="P28">void Sort ()</text:p>
                  <text:list>
                    <text:list-item>
                      <text:p text:style-name="P28">Сортує елементи за степеневу складність (n<text:span text:style-name="T15">2</text:span>) замінюючи вузли</text:p>
                    </text:list-item>
                    <text:list-item>
                      <text:p text:style-name="P20"><text:soft-page-break/>Функція не має аргументів та нічого не виводить.</text:p>
                    </text:list-item>
                  </text:list>
                </text:list-item>
                <text:list-item>
                  <text:p text:style-name="P28">void SortByKey ()</text:p>
                  <text:list>
                    <text:list-item>
                      <text:p text:style-name="P28">Сортує елементи за степеневу складність (n<text:span text:style-name="T15">2</text:span>) замінюючи значення</text:p>
                    </text:list-item>
                    <text:list-item>
                      <text:p text:style-name="P20">Функція не має аргументів та нічого не виводить.</text:p>
                    </text:list-item>
                  </text:list>
                </text:list-item>
                <text:list-item>
                  <text:p text:style-name="P29">T * getArray ()</text:p>
                  <text:list>
                    <text:list-item>
                      <text:p text:style-name="P29">Конвертує список у масив та виводить його</text:p>
                    </text:list-item>
                  </text:list>
                </text:list-item>
                <text:list-item>
                  <text:p text:style-name="P30">void setArray (T * array, int array_size)</text:p>
                  <text:list>
                    <text:list-item>
                      <text:p text:style-name="P30">Конвертує массив у список</text:p>
                    </text:list-item>
                    <text:list-item>
                      <text:p text:style-name="P30">Аргументи:</text:p>
                      <text:list>
                        <text:list-item>
                          <text:p text:style-name="P30">array — вхідний масив</text:p>
                        </text:list-item>
                        <text:list-item>
                          <text:p text:style-name="P30">array_size -розмір масиву</text:p>
                        </text:list-item>
                      </text:list>
                    </text:list-item>
                    <text:list-item>
                      <text:p text:style-name="P21">Функція <text:span text:style-name="T13">нічого не</text:span> виводить</text:p>
                    </text:list-item>
                  </text:list>
                </text:list-item>
              </text:list>
            </text:list-item>
            <text:list-item>
              <text:p text:style-name="P6">Про<text:span text:style-name="T5">грамма має такі функції:</text:span></text:p>
              <text:list>
                <text:list-item>
                  <text:p text:style-name="P32"><text:span text:style-name="T5">template &lt;typename T&gt; ostream&amp; operator&lt;&lt;(ostream&amp; out, List&lt;T&gt;&amp; obj)</text:span></text:p>
                  <text:list>
                    <text:list-item>
                      <text:p text:style-name="P32"><text:span text:style-name="T5">П</text:span><text:span text:style-name="T4">еревантаження змінної виходу, виводить список через пробіл</text:span></text:p>
                    </text:list-item>
                    <text:list-item>
                      <text:p text:style-name="P32"><text:span text:style-name="T4">Аргументи:</text:span></text:p>
                      <text:list>
                        <text:list-item>
                          <text:p text:style-name="P32"><text:span text:style-name="T4">out — вихідний поток</text:span></text:p>
                        </text:list-item>
                        <text:list-item>
                          <text:p text:style-name="P32"><text:span text:style-name="T5">obj — </text:span><text:span text:style-name="T4">список, який потрібно вивести</text:span></text:p>
                        </text:list-item>
                      </text:list>
                    </text:list-item>
                    <text:list-item>
                      <text:p text:style-name="P32"><text:span text:style-name="T4">Виводить вихідний поток</text:span></text:p>
                    </text:list-item>
                  </text:list>
                </text:list-item>
                <text:list-item>
                  <text:p text:style-name="P32"><text:span text:style-name="T4">template &lt;typename T&gt; istream&amp; operator&gt;&gt;(istream&amp; in, List&lt;T&gt;&amp; obj)</text:span></text:p>
                  <text:list>
                    <text:list-item>
                      <text:p text:style-name="P32"><text:span text:style-name="T5">П</text:span><text:span text:style-name="T4">еревантаження змінної входу, забирає список</text:span></text:p>
                    </text:list-item>
                    <text:list-item>
                      <text:p text:style-name="P32"><text:span text:style-name="T4">Аргументи:</text:span></text:p>
                      <text:list>
                        <text:list-item>
                          <text:p text:style-name="P32"><text:span text:style-name="T4">in — вхідний поток</text:span></text:p>
                        </text:list-item>
                        <text:list-item>
                          <text:p text:style-name="P32"><text:span text:style-name="T5">obj — </text:span><text:span text:style-name="T4">список, у який потрібно зберегти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2"><text:span text:style-name="T4">template &lt;class T&gt; void sort_array (T * array, int size)</text:span></text:p>
                  <text:list>
                    <text:list-item>
                      <text:p text:style-name="P32"><text:span text:style-name="T4">Сортує масив елементів</text:span></text:p>
                    </text:list-item>
                    <text:list-item>
                      <text:p text:style-name="P31">Аргументи:</text:p>
                      <text:list>
                        <text:list-item>
                          <text:p text:style-name="P31">array — вхідний масив</text:p>
                        </text:list-item>
                        <text:list-item>
                          <text:p text:style-name="P31">size -розмір масиву</text:p>
                        </text:list-item>
                      </text:list>
                    </text:list-item>
                    <text:list-item>
                      <text:p text:style-name="P22"><text:soft-page-break/><text:span text:style-name="T4">Функція </text:span><text:span text:style-name="T6">нічого не</text:span><text:span text:style-name="T4"> виводить</text:span></text:p>
                    </text:list-item>
                  </text:list>
                </text:list-item>
                <text:list-item>
                  <text:p text:style-name="P33"><text:span text:style-name="T4">int get_number (istream&amp; in, ostream&amp; out, string message, int min = INT_MIN, int max = INT_MAX)</text:span></text:p>
                  <text:list>
                    <text:list-item>
                      <text:p text:style-name="P33"><text:span text:style-name="T4">Забирає число у потрібному діапазоні</text:span></text:p>
                    </text:list-item>
                    <text:list-item>
                      <text:p text:style-name="P33"><text:span text:style-name="T4">Аргументи:</text:span></text:p>
                      <text:list>
                        <text:list-item>
                          <text:p text:style-name="P33"><text:span text:style-name="T4">in — вхідний поток</text:span></text:p>
                        </text:list-item>
                        <text:list-item>
                          <text:p text:style-name="P33"><text:span text:style-name="T4">out — вихідний поток</text:span></text:p>
                        </text:list-item>
                        <text:list-item>
                          <text:p text:style-name="P33"><text:span text:style-name="T4">message — повідомлення про число яке потрібно ввести</text:span></text:p>
                        </text:list-item>
                        <text:list-item>
                          <text:p text:style-name="P33"><text:span text:style-name="T4">min — мінімально можливе число</text:span></text:p>
                        </text:list-item>
                        <text:list-item>
                          <text:p text:style-name="P33"><text:span text:style-name="T4">max — максимально можливе число</text:span></text:p>
                        </text:list-item>
                      </text:list>
                    </text:list-item>
                    <text:list-item>
                      <text:p text:style-name="P33"><text:span text:style-name="T4">Виводить число</text:span></text:p>
                    </text:list-item>
                  </text:list>
                </text:list-item>
                <text:list-item>
                  <text:p text:style-name="P33"><text:span text:style-name="T4">template &lt;int&gt; int random (int min, int max)</text:span></text:p>
                  <text:p text:style-name="P33"><text:span text:style-name="T4">template &lt;class T&gt; double random (int min, int max)</text:span></text:p>
                  <text:list>
                    <text:list-item>
                      <text:p text:style-name="P33"><text:span text:style-name="T4">Виводить випадкове число</text:span></text:p>
                    </text:list-item>
                    <text:list-item>
                      <text:p text:style-name="P33"><text:span text:style-name="T4">Аргументи:</text:span></text:p>
                      <text:list>
                        <text:list-item>
                          <text:p text:style-name="P33"><text:span text:style-name="T4">min — мінімально можливе число</text:span></text:p>
                        </text:list-item>
                        <text:list-item>
                          <text:p text:style-name="P33"><text:span text:style-name="T4">max — максимально можливе число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5"><text:span text:style-name="T4">template &lt;class T&gt; void menu (istream&amp; in, ostream&amp; out, int * state)</text:span></text:p>
                  <text:list>
                    <text:list-item>
                      <text:p text:style-name="P35"><text:span text:style-name="T4">Виводить меню на экран, тут описано головні дії програми</text:span></text:p>
                    </text:list-item>
                    <text:list-item>
                      <text:p text:style-name="P35"><text:span text:style-name="T4">Аргументи:</text:span></text:p>
                      <text:list>
                        <text:list-item>
                          <text:p text:style-name="P34"><text:span text:style-name="T4">in — вхідний поток</text:span></text:p>
                        </text:list-item>
                        <text:list-item>
                          <text:p text:style-name="P34"><text:span text:style-name="T4">out — вихідний поток</text:span></text:p>
                        </text:list-item>
                        <text:list-item>
                          <text:p text:style-name="P35"><text:span text:style-name="T4">state — адреса на статус у якій працює програма (int, double)</text:span></text:p>
                        </text:list-item>
                      </text:list>
                    </text:list-item>
                    <text:list-item>
                      <text:p text:style-name="P35"><text:span text:style-name="T4">Функція нічого не виводить</text:span></text:p>
                    </text:list-item>
                  </text:list>
                </text:list-item>
                <text:list-item>
                  <text:p text:style-name="P35">int main()</text:p>
                  <text:list>
                    <text:list-item>
                      <text:p text:style-name="P35">Головна функція, закускає меню у потрібному режимі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Порівняння швидкостей сортування (у секундах), таблиця та графік:</text:p>
          <text:p text:style-name="P36"/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3">Розмір</text:p>
          </table:table-cell>
          <table:table-cell table:style-name="Table1.A1" office:value-type="string">
            <text:p text:style-name="P3">Сортування масиву</text:p>
          </table:table-cell>
          <table:table-cell table:style-name="Table1.A1" office:value-type="string">
            <text:p text:style-name="P3">Сортування списку<text:line-break/>по вузлам</text:p>
          </table:table-cell>
          <table:table-cell table:style-name="Table1.A1" office:value-type="string">
            <text:p text:style-name="P3">Сортування списку<text:line-break/>по значенню</text:p>
          </table:table-cell>
        </table:table-row>
        <table:table-row>
          <table:table-cell table:style-name="Table1.A2" office:value-type="float" office:value="500">
            <text:p text:style-name="P4">500</text:p>
          </table:table-cell>
          <table:table-cell table:style-name="Table1.B2" office:value-type="float" office:value="0.00258">
            <text:p text:style-name="P4">0.00258</text:p>
          </table:table-cell>
          <table:table-cell table:style-name="Table1.B2" office:value-type="float" office:value="0.005479">
            <text:p text:style-name="P4">0.005479</text:p>
          </table:table-cell>
          <table:table-cell table:style-name="Table1.B2" office:value-type="float" office:value="0.001643">
            <text:p text:style-name="P4">0.001643</text:p>
          </table:table-cell>
        </table:table-row>
        <table:table-row>
          <table:table-cell table:style-name="Table1.A2" office:value-type="float" office:value="1000">
            <text:p text:style-name="P4">1000</text:p>
          </table:table-cell>
          <table:table-cell table:style-name="Table1.B2" office:value-type="float" office:value="0.006967">
            <text:p text:style-name="P4">0.006967</text:p>
          </table:table-cell>
          <table:table-cell table:style-name="Table1.B2" office:value-type="float" office:value="0.013381">
            <text:p text:style-name="P4">0.013381</text:p>
          </table:table-cell>
          <table:table-cell table:style-name="Table1.B2" office:value-type="float" office:value="0.00676">
            <text:p text:style-name="P4">0.00676</text:p>
          </table:table-cell>
        </table:table-row>
        <table:table-row>
          <table:table-cell table:style-name="Table1.A2" office:value-type="float" office:value="1500">
            <text:p text:style-name="P4">1500</text:p>
          </table:table-cell>
          <table:table-cell table:style-name="Table1.B2" office:value-type="float" office:value="0.011689">
            <text:p text:style-name="P4">0.011689</text:p>
          </table:table-cell>
          <table:table-cell table:style-name="Table1.B2" office:value-type="float" office:value="0.025679">
            <text:p text:style-name="P4">0.025679</text:p>
          </table:table-cell>
          <table:table-cell table:style-name="Table1.B2" office:value-type="float" office:value="0.017436">
            <text:p text:style-name="P4">0.017436</text:p>
          </table:table-cell>
        </table:table-row>
        <table:table-row>
          <table:table-cell table:style-name="Table1.A2" office:value-type="float" office:value="2000">
            <text:p text:style-name="P4">2000</text:p>
          </table:table-cell>
          <table:table-cell table:style-name="Table1.B2" office:value-type="float" office:value="0.021248">
            <text:p text:style-name="P4">0.021248</text:p>
          </table:table-cell>
          <table:table-cell table:style-name="Table1.B2" office:value-type="float" office:value="0.045051">
            <text:p text:style-name="P4">0.045051</text:p>
          </table:table-cell>
          <table:table-cell table:style-name="Table1.B2" office:value-type="float" office:value="0.033285">
            <text:p text:style-name="P4">0.033285</text:p>
          </table:table-cell>
        </table:table-row>
        <table:table-row>
          <table:table-cell table:style-name="Table1.A2" office:value-type="float" office:value="2500">
            <text:p text:style-name="P4">2500</text:p>
          </table:table-cell>
          <table:table-cell table:style-name="Table1.B2" office:value-type="float" office:value="0.032684">
            <text:p text:style-name="P4">0.032684</text:p>
          </table:table-cell>
          <table:table-cell table:style-name="Table1.B2" office:value-type="float" office:value="0.068169">
            <text:p text:style-name="P4">0.068169</text:p>
          </table:table-cell>
          <table:table-cell table:style-name="Table1.B2" office:value-type="float" office:value="0.05273">
            <text:p text:style-name="P4">0.05273</text:p>
          </table:table-cell>
        </table:table-row>
        <table:table-row>
          <table:table-cell table:style-name="Table1.A2" office:value-type="float" office:value="3000">
            <text:p text:style-name="P4">3000</text:p>
          </table:table-cell>
          <table:table-cell table:style-name="Table1.B2" office:value-type="float" office:value="0.046228">
            <text:p text:style-name="P4">0.046228</text:p>
          </table:table-cell>
          <table:table-cell table:style-name="Table1.B2" office:value-type="float" office:value="0.09694">
            <text:p text:style-name="P4">0.09694</text:p>
          </table:table-cell>
          <table:table-cell table:style-name="Table1.B2" office:value-type="float" office:value="0.076492">
            <text:p text:style-name="P4">0.076492</text:p>
          </table:table-cell>
        </table:table-row>
        <table:table-row>
          <table:table-cell table:style-name="Table1.A2" office:value-type="float" office:value="3500">
            <text:p text:style-name="P4">3500</text:p>
          </table:table-cell>
          <table:table-cell table:style-name="Table1.B2" office:value-type="float" office:value="0.060553">
            <text:p text:style-name="P4">0.060553</text:p>
          </table:table-cell>
          <table:table-cell table:style-name="Table1.B2" office:value-type="float" office:value="0.125848">
            <text:p text:style-name="P4">0.125848</text:p>
          </table:table-cell>
          <table:table-cell table:style-name="Table1.B2" office:value-type="float" office:value="0.102779">
            <text:p text:style-name="P4">0.102779</text:p>
          </table:table-cell>
        </table:table-row>
        <table:table-row>
          <table:table-cell table:style-name="Table1.A2" office:value-type="float" office:value="4000">
            <text:p text:style-name="P4">4000</text:p>
          </table:table-cell>
          <table:table-cell table:style-name="Table1.B2" office:value-type="float" office:value="0.077843">
            <text:p text:style-name="P4">0.077843</text:p>
          </table:table-cell>
          <table:table-cell table:style-name="Table1.B2" office:value-type="float" office:value="0.162745">
            <text:p text:style-name="P4">0.162745</text:p>
          </table:table-cell>
          <table:table-cell table:style-name="Table1.B2" office:value-type="float" office:value="0.135002">
            <text:p text:style-name="P4">0.135002</text:p>
          </table:table-cell>
        </table:table-row>
        <table:table-row>
          <table:table-cell table:style-name="Table1.A2" office:value-type="float" office:value="4500">
            <text:p text:style-name="P4">4500</text:p>
          </table:table-cell>
          <table:table-cell table:style-name="Table1.B2" office:value-type="float" office:value="0.094073">
            <text:p text:style-name="P4">0.094073</text:p>
          </table:table-cell>
          <table:table-cell table:style-name="Table1.B2" office:value-type="float" office:value="0.19886">
            <text:p text:style-name="P4">0.19886</text:p>
          </table:table-cell>
          <table:table-cell table:style-name="Table1.B2" office:value-type="float" office:value="0.167371">
            <text:p text:style-name="P4">0.167371</text:p>
          </table:table-cell>
        </table:table-row>
        <table:table-row>
          <table:table-cell table:style-name="Table1.A2" office:value-type="float" office:value="5000">
            <text:p text:style-name="P4">5000</text:p>
          </table:table-cell>
          <table:table-cell table:style-name="Table1.B2" office:value-type="float" office:value="0.113567">
            <text:p text:style-name="P4">0.113567</text:p>
          </table:table-cell>
          <table:table-cell table:style-name="Table1.B2" office:value-type="float" office:value="0.239289">
            <text:p text:style-name="P4">0.239289</text:p>
          </table:table-cell>
          <table:table-cell table:style-name="Table1.B2" office:value-type="float" office:value="0.207664">
            <text:p text:style-name="P4">0.207664</text:p>
          </table:table-cell>
        </table:table-row>
        <table:table-row>
          <table:table-cell table:style-name="Table1.A2" office:value-type="float" office:value="5500">
            <text:p text:style-name="P4">5500</text:p>
          </table:table-cell>
          <table:table-cell table:style-name="Table1.B2" office:value-type="float" office:value="0.134067">
            <text:p text:style-name="P4">0.134067</text:p>
          </table:table-cell>
          <table:table-cell table:style-name="Table1.B2" office:value-type="float" office:value="0.284453">
            <text:p text:style-name="P4">0.284453</text:p>
          </table:table-cell>
          <table:table-cell table:style-name="Table1.B2" office:value-type="float" office:value="0.245312">
            <text:p text:style-name="P4">0.245312</text:p>
          </table:table-cell>
        </table:table-row>
        <table:table-row>
          <table:table-cell table:style-name="Table1.A2" office:value-type="float" office:value="6000">
            <text:p text:style-name="P4">6000</text:p>
          </table:table-cell>
          <table:table-cell table:style-name="Table1.B2" office:value-type="float" office:value="0.154658">
            <text:p text:style-name="P4">0.154658</text:p>
          </table:table-cell>
          <table:table-cell table:style-name="Table1.B2" office:value-type="float" office:value="0.330287">
            <text:p text:style-name="P4">0.330287</text:p>
          </table:table-cell>
          <table:table-cell table:style-name="Table1.B2" office:value-type="float" office:value="0.297752">
            <text:p text:style-name="P4">0.297752</text:p>
          </table:table-cell>
        </table:table-row>
        <table:table-row>
          <table:table-cell table:style-name="Table1.A2" office:value-type="float" office:value="6500">
            <text:p text:style-name="P4">6500</text:p>
          </table:table-cell>
          <table:table-cell table:style-name="Table1.B2" office:value-type="float" office:value="0.177235">
            <text:p text:style-name="P4">0.177235</text:p>
          </table:table-cell>
          <table:table-cell table:style-name="Table1.B2" office:value-type="float" office:value="0.384138">
            <text:p text:style-name="P4">0.384138</text:p>
          </table:table-cell>
          <table:table-cell table:style-name="Table1.B2" office:value-type="float" office:value="0.358007">
            <text:p text:style-name="P4">0.358007</text:p>
          </table:table-cell>
        </table:table-row>
        <table:table-row>
          <table:table-cell table:style-name="Table1.A2" office:value-type="float" office:value="7000">
            <text:p text:style-name="P4">7000</text:p>
          </table:table-cell>
          <table:table-cell table:style-name="Table1.B2" office:value-type="float" office:value="0.201813">
            <text:p text:style-name="P4">0.201813</text:p>
          </table:table-cell>
          <table:table-cell table:style-name="Table1.B2" office:value-type="float" office:value="0.441815">
            <text:p text:style-name="P4">0.441815</text:p>
          </table:table-cell>
          <table:table-cell table:style-name="Table1.B2" office:value-type="float" office:value="0.41079">
            <text:p text:style-name="P4">0.41079</text:p>
          </table:table-cell>
        </table:table-row>
        <table:table-row>
          <table:table-cell table:style-name="Table1.A2" office:value-type="float" office:value="7500">
            <text:p text:style-name="P4">7500</text:p>
          </table:table-cell>
          <table:table-cell table:style-name="Table1.B2" office:value-type="float" office:value="0.228504">
            <text:p text:style-name="P4">0.228504</text:p>
          </table:table-cell>
          <table:table-cell table:style-name="Table1.B2" office:value-type="float" office:value="0.545588">
            <text:p text:style-name="P4">0.545588</text:p>
          </table:table-cell>
          <table:table-cell table:style-name="Table1.B2" office:value-type="float" office:value="0.481085">
            <text:p text:style-name="P4">0.481085</text:p>
          </table:table-cell>
        </table:table-row>
        <table:table-row>
          <table:table-cell table:style-name="Table1.A2" office:value-type="float" office:value="8000">
            <text:p text:style-name="P4">8000</text:p>
          </table:table-cell>
          <table:table-cell table:style-name="Table1.B2" office:value-type="float" office:value="0.303887">
            <text:p text:style-name="P4">0.303887</text:p>
          </table:table-cell>
          <table:table-cell table:style-name="Table1.B2" office:value-type="float" office:value="0.55996">
            <text:p text:style-name="P4">0.55996</text:p>
          </table:table-cell>
          <table:table-cell table:style-name="Table1.B2" office:value-type="float" office:value="0.559453">
            <text:p text:style-name="P4">0.559453</text:p>
          </table:table-cell>
        </table:table-row>
        <table:table-row>
          <table:table-cell table:style-name="Table1.A2" office:value-type="float" office:value="8500">
            <text:p text:style-name="P4">8500</text:p>
          </table:table-cell>
          <table:table-cell table:style-name="Table1.B2" office:value-type="float" office:value="0.282929">
            <text:p text:style-name="P4">0.282929</text:p>
          </table:table-cell>
          <table:table-cell table:style-name="Table1.B2" office:value-type="float" office:value="0.635552">
            <text:p text:style-name="P4">0.635552</text:p>
          </table:table-cell>
          <table:table-cell table:style-name="Table1.B2" office:value-type="float" office:value="0.650536">
            <text:p text:style-name="P4">0.650536</text:p>
          </table:table-cell>
        </table:table-row>
        <table:table-row>
          <table:table-cell table:style-name="Table1.A2" office:value-type="float" office:value="9000">
            <text:p text:style-name="P4">9000</text:p>
          </table:table-cell>
          <table:table-cell table:style-name="Table1.B2" office:value-type="float" office:value="0.309826">
            <text:p text:style-name="P4">0.309826</text:p>
          </table:table-cell>
          <table:table-cell table:style-name="Table1.B2" office:value-type="float" office:value="0.697991">
            <text:p text:style-name="P4">0.697991</text:p>
          </table:table-cell>
          <table:table-cell table:style-name="Table1.B2" office:value-type="float" office:value="0.733699">
            <text:p text:style-name="P4">0.733699</text:p>
          </table:table-cell>
        </table:table-row>
        <table:table-row>
          <table:table-cell table:style-name="Table1.A2" office:value-type="float" office:value="9500">
            <text:p text:style-name="P4">9500</text:p>
          </table:table-cell>
          <table:table-cell table:style-name="Table1.B2" office:value-type="float" office:value="0.336913">
            <text:p text:style-name="P4">0.336913</text:p>
          </table:table-cell>
          <table:table-cell table:style-name="Table1.B2" office:value-type="float" office:value="0.77178">
            <text:p text:style-name="P4">0.77178</text:p>
          </table:table-cell>
          <table:table-cell table:style-name="Table1.B2" office:value-type="float" office:value="0.832096">
            <text:p text:style-name="P4">0.832096</text:p>
          </table:table-cell>
        </table:table-row>
        <table:table-row>
          <table:table-cell table:style-name="Table1.A2" office:value-type="float" office:value="10000">
            <text:p text:style-name="P4">10000</text:p>
          </table:table-cell>
          <table:table-cell table:style-name="Table1.B2" office:value-type="float" office:value="0.366462">
            <text:p text:style-name="P4">0.366462</text:p>
          </table:table-cell>
          <table:table-cell table:style-name="Table1.B2" office:value-type="float" office:value="0.848007">
            <text:p text:style-name="P4">0.848007</text:p>
          </table:table-cell>
          <table:table-cell table:style-name="Table1.B2" office:value-type="float" office:value="0.935767">
            <text:p text:style-name="P4">0.935767</text:p>
          </table:table-cell>
        </table:table-row>
        <table:table-row>
          <table:table-cell table:style-name="Table1.A2" office:value-type="float" office:value="10500">
            <text:p text:style-name="P4">10500</text:p>
          </table:table-cell>
          <table:table-cell table:style-name="Table1.B2" office:value-type="float" office:value="0.409716">
            <text:p text:style-name="P4">0.409716</text:p>
          </table:table-cell>
          <table:table-cell table:style-name="Table1.B2" office:value-type="float" office:value="0.929272">
            <text:p text:style-name="P4">0.929272</text:p>
          </table:table-cell>
          <table:table-cell table:style-name="Table1.B2" office:value-type="float" office:value="1.075911">
            <text:p text:style-name="P4">1.075911</text:p>
          </table:table-cell>
        </table:table-row>
        <table:table-row>
          <table:table-cell table:style-name="Table1.A2" office:value-type="float" office:value="11000">
            <text:p text:style-name="P4">11000</text:p>
          </table:table-cell>
          <table:table-cell table:style-name="Table1.B2" office:value-type="float" office:value="0.430945">
            <text:p text:style-name="P4">0.430945</text:p>
          </table:table-cell>
          <table:table-cell table:style-name="Table1.B2" office:value-type="float" office:value="1.003841">
            <text:p text:style-name="P4">1.003841</text:p>
          </table:table-cell>
          <table:table-cell table:style-name="Table1.B2" office:value-type="float" office:value="1.128637">
            <text:p text:style-name="P4">1.128637</text:p>
          </table:table-cell>
        </table:table-row>
        <table:table-row>
          <table:table-cell table:style-name="Table1.A2" office:value-type="float" office:value="11500">
            <text:p text:style-name="P4">11500</text:p>
          </table:table-cell>
          <table:table-cell table:style-name="Table1.B2" office:value-type="float" office:value="0.466184">
            <text:p text:style-name="P4">0.466184</text:p>
          </table:table-cell>
          <table:table-cell table:style-name="Table1.B2" office:value-type="float" office:value="1.089193">
            <text:p text:style-name="P4">1.089193</text:p>
          </table:table-cell>
          <table:table-cell table:style-name="Table1.B2" office:value-type="float" office:value="1.25516">
            <text:p text:style-name="P4">1.25516</text:p>
          </table:table-cell>
        </table:table-row>
        <table:table-row>
          <table:table-cell table:style-name="Table1.A2" office:value-type="float" office:value="12000">
            <text:p text:style-name="P4">12000</text:p>
          </table:table-cell>
          <table:table-cell table:style-name="Table1.B2" office:value-type="float" office:value="0.497129">
            <text:p text:style-name="P4">0.497129</text:p>
          </table:table-cell>
          <table:table-cell table:style-name="Table1.B2" office:value-type="float" office:value="1.174487">
            <text:p text:style-name="P4">1.174487</text:p>
          </table:table-cell>
          <table:table-cell table:style-name="Table1.B2" office:value-type="float" office:value="1.386837">
            <text:p text:style-name="P4">1.386837</text:p>
          </table:table-cell>
        </table:table-row>
        <table:table-row>
          <table:table-cell table:style-name="Table1.A2" office:value-type="float" office:value="12500">
            <text:p text:style-name="P4">12500</text:p>
          </table:table-cell>
          <table:table-cell table:style-name="Table1.B2" office:value-type="float" office:value="0.534262">
            <text:p text:style-name="P4">0.534262</text:p>
          </table:table-cell>
          <table:table-cell table:style-name="Table1.B2" office:value-type="float" office:value="1.290929">
            <text:p text:style-name="P4">1.290929</text:p>
          </table:table-cell>
          <table:table-cell table:style-name="Table1.B2" office:value-type="float" office:value="1.545298">
            <text:p text:style-name="P4">1.545298</text:p>
          </table:table-cell>
        </table:table-row>
        <table:table-row>
          <table:table-cell table:style-name="Table1.A2" office:value-type="float" office:value="13000">
            <text:p text:style-name="P4">13000</text:p>
          </table:table-cell>
          <table:table-cell table:style-name="Table1.B2" office:value-type="float" office:value="0.572428">
            <text:p text:style-name="P4">0.572428</text:p>
          </table:table-cell>
          <table:table-cell table:style-name="Table1.B2" office:value-type="float" office:value="1.419146">
            <text:p text:style-name="P4">1.419146</text:p>
          </table:table-cell>
          <table:table-cell table:style-name="Table1.B2" office:value-type="float" office:value="1.726544">
            <text:p text:style-name="P4">1.726544</text:p>
          </table:table-cell>
        </table:table-row>
        <table:table-row>
          <table:table-cell table:style-name="Table1.A2" office:value-type="float" office:value="13500">
            <text:p text:style-name="P4">13500</text:p>
          </table:table-cell>
          <table:table-cell table:style-name="Table1.B2" office:value-type="float" office:value="0.62804">
            <text:p text:style-name="P4">0.62804</text:p>
          </table:table-cell>
          <table:table-cell table:style-name="Table1.B2" office:value-type="float" office:value="1.534076">
            <text:p text:style-name="P4">1.534076</text:p>
          </table:table-cell>
          <table:table-cell table:style-name="Table1.B2" office:value-type="float" office:value="1.900516">
            <text:p text:style-name="P4">1.900516</text:p>
          </table:table-cell>
        </table:table-row>
        <table:table-row>
          <table:table-cell table:style-name="Table1.A2" office:value-type="float" office:value="14000">
            <text:p text:style-name="P4">14000</text:p>
          </table:table-cell>
          <table:table-cell table:style-name="Table1.B2" office:value-type="float" office:value="0.6785">
            <text:p text:style-name="P4">0.6785</text:p>
          </table:table-cell>
          <table:table-cell table:style-name="Table1.B2" office:value-type="float" office:value="1.618178">
            <text:p text:style-name="P4">1.618178</text:p>
          </table:table-cell>
          <table:table-cell table:style-name="Table1.B2" office:value-type="float" office:value="2.013022">
            <text:p text:style-name="P4">2.013022</text:p>
          </table:table-cell>
        </table:table-row>
        <table:table-row>
          <table:table-cell table:style-name="Table1.A2" office:value-type="float" office:value="14500">
            <text:p text:style-name="P4">14500</text:p>
          </table:table-cell>
          <table:table-cell table:style-name="Table1.B2" office:value-type="float" office:value="0.69183">
            <text:p text:style-name="P4">0.69183</text:p>
          </table:table-cell>
          <table:table-cell table:style-name="Table1.B2" office:value-type="float" office:value="1.738416">
            <text:p text:style-name="P4">1.738416</text:p>
          </table:table-cell>
          <table:table-cell table:style-name="Table1.B2" office:value-type="float" office:value="2.168563">
            <text:p text:style-name="P4">2.168563</text:p>
          </table:table-cell>
        </table:table-row>
        <table:table-row>
          <table:table-cell table:style-name="Table1.A2" office:value-type="float" office:value="15000">
            <text:p text:style-name="P4">15000</text:p>
          </table:table-cell>
          <table:table-cell table:style-name="Table1.B2" office:value-type="float" office:value="0.727714">
            <text:p text:style-name="P4">0.727714</text:p>
          </table:table-cell>
          <table:table-cell table:style-name="Table1.B2" office:value-type="float" office:value="1.844506">
            <text:p text:style-name="P4">1.844506</text:p>
          </table:table-cell>
          <table:table-cell table:style-name="Table1.B2" office:value-type="float" office:value="2.35623">
            <text:p text:style-name="P4">2.35623</text:p>
          </table:table-cell>
        </table:table-row>
      </table:table>
      <text:list xml:id="list90814199531983" text:continue-numbering="true" text:style-name="L1">
        <text:list-item>
          <text:p text:style-name="P24"><draw:frame draw:style-name="fr1" draw:name="Object1" text:anchor-type="paragraph" svg:width="6.2992in" svg:height="2.8634in" draw:z-index="0"><draw:object xlink:href="./Object 1" xlink:type="simple" xlink:show="embed" xlink:actuate="onLoad"/><draw:image xlink:href="./ObjectReplacements/Object 1" xlink:type="simple" xlink:show="embed" xlink:actuate="onLoad"/></draw:frame><text:soft-page-break/>Код:</text:p>
          <text:p text:style-name="P37">main.c<text:span text:style-name="T12">pp</text:span></text:p>
        </text:list-item>
      </text:list>
      <text:p text:style-name="P2">#include &lt;iostream&gt;</text:p>
      <text:p text:style-name="P2">#include &lt;fstream&gt;</text:p>
      <text:p text:style-name="P2">#include &lt;string&gt;</text:p>
      <text:p text:style-name="P2">#include &lt;climits&gt;</text:p>
      <text:p text:style-name="P2">#include &lt;cstdlib&gt;</text:p>
      <text:p text:style-name="P2">#include &lt;ctime&gt;</text:p>
      <text:p text:style-name="P2"/>
      <text:p text:style-name="P2">using namespace std;</text:p>
      <text:p text:style-name="P2"/>
      <text:p text:style-name="P2">template &lt;class T&gt;</text:p>
      <text:p text:style-name="P2">struct element</text:p>
      <text:p text:style-name="P2">{</text:p>
      <text:p text:style-name="P2"><text:tab/>T value;</text:p>
      <text:p text:style-name="P2"><text:tab/>struct element * prev, * next;</text:p>
      <text:p text:style-name="P2">};</text:p>
      <text:p text:style-name="P2"/>
      <text:p text:style-name="P2">template &lt;class T&gt;</text:p>
      <text:p text:style-name="P2">class List {</text:p>
      <text:p text:style-name="P2"><text:tab/>element&lt;T&gt; * head, * last;</text:p>
      <text:p text:style-name="P2"><text:tab/>int size;</text:p>
      <text:p text:style-name="P2">private:</text:p>
      <text:p text:style-name="P2"><text:tab/>void DeleteNode (element&lt;T&gt; * node) {</text:p>
      <text:p text:style-name="P2"><text:tab/><text:tab/>if (node == NULL) return;</text:p>
      <text:p text:style-name="P2"><text:tab/><text:tab/>if (node-&gt;prev == NULL)</text:p>
      <text:p text:style-name="P2"><text:tab/><text:tab/><text:tab/>head = node-&gt;next;</text:p>
      <text:p text:style-name="P2"><text:tab/><text:tab/>else node-&gt;prev-&gt;next = node-&gt;next;</text:p>
      <text:p text:style-name="P2"><text:tab/><text:tab/>if (node-&gt;next == NULL)</text:p>
      <text:p text:style-name="P2"><text:tab/><text:tab/><text:tab/>last = node-&gt;prev;</text:p>
      <text:p text:style-name="P2"><text:tab/><text:tab/>else node-&gt;next-&gt;prev = node-&gt;prev;</text:p>
      <text:p text:style-name="P2"><text:tab/><text:tab/>size--;</text:p>
      <text:p text:style-name="P2"><text:tab/><text:tab/>delete node;</text:p>
      <text:p text:style-name="P2"><text:tab/>}</text:p>
      <text:p text:style-name="P2"><text:tab/>element&lt;T&gt; * FindByKey (int key) {</text:p>
      <text:p text:style-name="P2"><text:tab/><text:tab/>if (head == NULL || key &lt; 0 || key &gt;= size)</text:p>
      <text:p text:style-name="P2"><text:tab/><text:tab/><text:tab/>return NULL;</text:p>
      <text:p text:style-name="P2"><text:tab/><text:tab/>element&lt;T&gt; * node = head;</text:p>
      <text:p text:style-name="P2"><text:tab/><text:tab/>for (int i = 0; i &lt; key; i++)</text:p>
      <text:p text:style-name="P2"><text:tab/><text:tab/><text:tab/>node = node-&gt;next;</text:p>
      <text:p text:style-name="P2"><text:tab/><text:tab/>return node;</text:p>
      <text:p text:style-name="P2"><text:tab/>}</text:p>
      <text:p text:style-name="P2"><text:tab/>element&lt;T&gt; * FindByValue (T value) {</text:p>
      <text:p text:style-name="P2"><text:tab/><text:tab/>if (head == NULL)</text:p>
      <text:p text:style-name="P2"><text:tab/><text:tab/><text:tab/>return NULL;</text:p>
      <text:p text:style-name="P2"><text:tab/><text:tab/>element&lt;T&gt; * node = head;</text:p>
      <text:p text:style-name="P2"><text:tab/><text:tab/>while (node != NULL) {</text:p>
      <text:p text:style-name="P2"><text:tab/><text:tab/><text:tab/>if (node-&gt;value == value) return node;</text:p>
      <text:p text:style-name="P2"><text:tab/><text:tab/><text:tab/>node = node-&gt;next;</text:p>
      <text:p text:style-name="P2"><text:tab/><text:tab/>}</text:p>
      <text:p text:style-name="P2"><text:tab/><text:tab/>return NULL;</text:p>
      <text:p text:style-name="P2"><text:tab/>}</text:p>
      <text:p text:style-name="P2"><text:tab/>void SwapNodes (element&lt;T&gt; * node1, element&lt;T&gt; * node2) {</text:p>
      <text:p text:style-name="P2"><text:tab/><text:tab/>if (node1 == NULL || node2 == NULL) return;</text:p>
      <text:p text:style-name="P2"/>
      <text:p text:style-name="P2"><text:tab/><text:tab/>element&lt;T&gt; * node1prev, * node1next, * node2prev, * node2next;</text:p>
      <text:p text:style-name="P2"><text:soft-page-break/></text:p>
      <text:p text:style-name="P2"><text:tab/><text:tab/>node1prev = node1-&gt;prev;</text:p>
      <text:p text:style-name="P2"><text:tab/><text:tab/>node1next = node1-&gt;next;</text:p>
      <text:p text:style-name="P2"><text:tab/><text:tab/>node2prev = node2-&gt;prev;</text:p>
      <text:p text:style-name="P2"><text:tab/><text:tab/>node2next = node2-&gt;next;</text:p>
      <text:p text:style-name="P2"/>
      <text:p text:style-name="P2"><text:tab/><text:tab/>if (node1prev != NULL)</text:p>
      <text:p text:style-name="P2"><text:tab/><text:tab/><text:tab/>node1prev-&gt;next = node2;</text:p>
      <text:p text:style-name="P2"><text:tab/><text:tab/>else head = node2;</text:p>
      <text:p text:style-name="P2"/>
      <text:p text:style-name="P2"><text:tab/><text:tab/>if (node1next != NULL)</text:p>
      <text:p text:style-name="P2"><text:tab/><text:tab/><text:tab/>node1next-&gt;prev = node2;</text:p>
      <text:p text:style-name="P2"><text:tab/><text:tab/>else last = node2;</text:p>
      <text:p text:style-name="P2"/>
      <text:p text:style-name="P2"><text:tab/><text:tab/>if (node2prev != NULL)</text:p>
      <text:p text:style-name="P2"><text:tab/><text:tab/><text:tab/>node2prev-&gt;next = node1;</text:p>
      <text:p text:style-name="P2"><text:tab/><text:tab/>else head = node1;</text:p>
      <text:p text:style-name="P2"/>
      <text:p text:style-name="P2"><text:tab/><text:tab/>if (node2next != NULL)</text:p>
      <text:p text:style-name="P2"><text:tab/><text:tab/><text:tab/>node2next-&gt;prev = node1;</text:p>
      <text:p text:style-name="P2"><text:tab/><text:tab/>else last = node1;</text:p>
      <text:p text:style-name="P2"/>
      <text:p text:style-name="P2"><text:tab/><text:tab/>node1-&gt;prev = node2prev;</text:p>
      <text:p text:style-name="P2"><text:tab/><text:tab/>node1-&gt;next = node2next;</text:p>
      <text:p text:style-name="P2"><text:tab/><text:tab/>node2-&gt;prev = node1prev;</text:p>
      <text:p text:style-name="P2"><text:tab/><text:tab/>node2-&gt;next = node1next;</text:p>
      <text:p text:style-name="P2"/>
      <text:p text:style-name="P2"><text:tab/><text:tab/>if (node1-&gt;next == node1)</text:p>
      <text:p text:style-name="P2"><text:tab/><text:tab/><text:tab/>node1-&gt;next = node2;</text:p>
      <text:p text:style-name="P2"><text:tab/><text:tab/>if (node1-&gt;prev == node1)</text:p>
      <text:p text:style-name="P2"><text:tab/><text:tab/><text:tab/>node1-&gt;prev = node2;</text:p>
      <text:p text:style-name="P2"><text:tab/><text:tab/>if (node2-&gt;next == node2)</text:p>
      <text:p text:style-name="P2"><text:tab/><text:tab/><text:tab/>node2-&gt;next = node1;</text:p>
      <text:p text:style-name="P2"><text:tab/><text:tab/>if (node2-&gt;prev == node2)</text:p>
      <text:p text:style-name="P2"><text:tab/><text:tab/><text:tab/>node2-&gt;prev = node1;</text:p>
      <text:p text:style-name="P2"><text:tab/>}</text:p>
      <text:p text:style-name="P2"><text:tab/>void SwapNodesByKey (element&lt;T&gt; * node1, element&lt;T&gt; * node2) {</text:p>
      <text:p text:style-name="P2"><text:tab/><text:tab/>if (node1 == NULL || node2 == NULL) return;</text:p>
      <text:p text:style-name="P2"><text:tab/><text:tab/>T tmp = node1-&gt;value;</text:p>
      <text:p text:style-name="P2"><text:tab/><text:tab/>node1-&gt;value = node2-&gt;value;</text:p>
      <text:p text:style-name="P2"><text:tab/><text:tab/>node2-&gt;value = tmp;</text:p>
      <text:p text:style-name="P2"><text:tab/>}</text:p>
      <text:p text:style-name="P2">public:</text:p>
      <text:p text:style-name="P2"><text:tab/>List () {</text:p>
      <text:p text:style-name="P2"><text:tab/><text:tab/>head = NULL;</text:p>
      <text:p text:style-name="P2"><text:tab/><text:tab/>last = NULL;</text:p>
      <text:p text:style-name="P2"><text:tab/><text:tab/>size = 0;</text:p>
      <text:p text:style-name="P2"><text:tab/>}</text:p>
      <text:p text:style-name="P2"><text:tab/>~List() {</text:p>
      <text:p text:style-name="P2"><text:tab/><text:tab/>Clear();</text:p>
      <text:p text:style-name="P2"><text:tab/>}</text:p>
      <text:p text:style-name="P2"><text:tab/>void Clear() {</text:p>
      <text:p text:style-name="P2"><text:tab/><text:tab/>if (head == NULL)</text:p>
      <text:p text:style-name="P2"><text:tab/><text:tab/><text:tab/>return;</text:p>
      <text:p text:style-name="P2"><text:tab/><text:tab/>element&lt;T&gt; * iter = head, * next;</text:p>
      <text:p text:style-name="P2"><text:tab/><text:tab/>while (iter != NULL) {</text:p>
      <text:p text:style-name="P2"><text:tab/><text:tab/><text:tab/>next=iter-&gt;next;</text:p>
      <text:p text:style-name="P2"><text:tab/><text:tab/><text:tab/>delete iter;</text:p>
      <text:p text:style-name="P2"><text:soft-page-break/><text:tab/><text:tab/><text:tab/>iter=next;</text:p>
      <text:p text:style-name="P2"><text:tab/><text:tab/>}</text:p>
      <text:p text:style-name="P2"><text:tab/><text:tab/>head = NULL;</text:p>
      <text:p text:style-name="P2"><text:tab/><text:tab/>last = NULL;</text:p>
      <text:p text:style-name="P2"><text:tab/><text:tab/>size = 0;</text:p>
      <text:p text:style-name="P2"><text:tab/>}</text:p>
      <text:p text:style-name="P2"><text:tab/>void Add (T value, int position = 0) {</text:p>
      <text:p text:style-name="P2"><text:tab/><text:tab/>element&lt;T&gt; * node = <text:s/>new element&lt;T&gt;;</text:p>
      <text:p text:style-name="P2"><text:tab/><text:tab/>node-&gt;value = value;</text:p>
      <text:p text:style-name="P2"><text:tab/><text:tab/>node-&gt;next = NULL;</text:p>
      <text:p text:style-name="P2"><text:tab/><text:tab/>node-&gt;prev = NULL;</text:p>
      <text:p text:style-name="P2"><text:tab/><text:tab/>int pos = position % (size + 1);</text:p>
      <text:p text:style-name="P2"><text:tab/><text:tab/>if (size == 0) {</text:p>
      <text:p text:style-name="P2"><text:tab/><text:tab/><text:tab/>head = node;</text:p>
      <text:p text:style-name="P2"><text:tab/><text:tab/><text:tab/>last = node;</text:p>
      <text:p text:style-name="P2"><text:tab/><text:tab/><text:tab/>size++;</text:p>
      <text:p text:style-name="P2"><text:tab/><text:tab/><text:tab/>return;</text:p>
      <text:p text:style-name="P2"><text:tab/><text:tab/>}</text:p>
      <text:p text:style-name="P2"><text:tab/><text:tab/>element&lt;T&gt; * prev = NULL, * next = NULL;</text:p>
      <text:p text:style-name="P2"><text:tab/><text:tab/>if (pos &gt;= 0) {</text:p>
      <text:p text:style-name="P2"><text:tab/><text:tab/><text:tab/>next = head;</text:p>
      <text:p text:style-name="P2"><text:tab/><text:tab/><text:tab/>for (int i = 0; i &lt; pos; i++) {</text:p>
      <text:p text:style-name="P2"><text:tab/><text:tab/><text:tab/><text:tab/>prev = next;</text:p>
      <text:p text:style-name="P2"><text:tab/><text:tab/><text:tab/><text:tab/>next = next-&gt;next;</text:p>
      <text:p text:style-name="P2"><text:tab/><text:tab/><text:tab/>}</text:p>
      <text:p text:style-name="P2"><text:tab/><text:tab/>} else {</text:p>
      <text:p text:style-name="P2"><text:tab/><text:tab/><text:tab/>prev = last;</text:p>
      <text:p text:style-name="P2"><text:tab/><text:tab/><text:tab/>for (int i = pos; i &lt; -1; i++) {</text:p>
      <text:p text:style-name="P2"><text:tab/><text:tab/><text:tab/><text:tab/>next = prev;</text:p>
      <text:p text:style-name="P2"><text:tab/><text:tab/><text:tab/><text:tab/>prev = prev-&gt;prev;</text:p>
      <text:p text:style-name="P2"><text:tab/><text:tab/><text:tab/>}</text:p>
      <text:p text:style-name="P2"><text:tab/><text:tab/>}</text:p>
      <text:p text:style-name="P2"><text:tab/><text:tab/>if (prev != NULL) {</text:p>
      <text:p text:style-name="P2"><text:tab/><text:tab/><text:tab/>prev-&gt;next = node;</text:p>
      <text:p text:style-name="P2"><text:tab/><text:tab/><text:tab/>node-&gt;prev = prev;</text:p>
      <text:p text:style-name="P2"><text:tab/><text:tab/>}</text:p>
      <text:p text:style-name="P2"><text:tab/><text:tab/>else head = node;</text:p>
      <text:p text:style-name="P2"><text:tab/><text:tab/>if (next != NULL) {</text:p>
      <text:p text:style-name="P2"><text:tab/><text:tab/><text:tab/>next-&gt;prev = node;</text:p>
      <text:p text:style-name="P2"><text:tab/><text:tab/><text:tab/>node-&gt;next = next;</text:p>
      <text:p text:style-name="P2"><text:tab/><text:tab/>}</text:p>
      <text:p text:style-name="P2"><text:tab/><text:tab/>else last = node;</text:p>
      <text:p text:style-name="P2"><text:tab/><text:tab/>size++;</text:p>
      <text:p text:style-name="P2"><text:tab/>}</text:p>
      <text:p text:style-name="P2"><text:tab/>int Size() {</text:p>
      <text:p text:style-name="P2"><text:tab/><text:tab/>return size;</text:p>
      <text:p text:style-name="P2"><text:tab/>}</text:p>
      <text:p text:style-name="P2"><text:tab/>int Get(int key, T * value) {</text:p>
      <text:p text:style-name="P2"><text:tab/><text:tab/>element&lt;T&gt; * node = FindByKey(key);</text:p>
      <text:p text:style-name="P2"><text:tab/><text:tab/>if (node == NULL)</text:p>
      <text:p text:style-name="P2"><text:tab/><text:tab/><text:tab/>return 0;</text:p>
      <text:p text:style-name="P2"><text:tab/><text:tab/>*value = node-&gt;value;</text:p>
      <text:p text:style-name="P2"><text:tab/><text:tab/>return 1;</text:p>
      <text:p text:style-name="P2"><text:tab/>}</text:p>
      <text:p text:style-name="P2"><text:tab/>void DeleteByKey (int key) {</text:p>
      <text:p text:style-name="P2"><text:tab/><text:tab/>DeleteNode(FindByKey(key));</text:p>
      <text:p text:style-name="P2"><text:tab/>}</text:p>
      <text:p text:style-name="P2"><text:tab/>void DeleteByValue (T value) {</text:p>
      <text:p text:style-name="P2"><text:soft-page-break/><text:tab/><text:tab/>DeleteNode(FindByValue(value));</text:p>
      <text:p text:style-name="P2"><text:tab/>}</text:p>
      <text:p text:style-name="P2"><text:tab/>void print(ostream&amp; out) {</text:p>
      <text:p text:style-name="P2"><text:tab/><text:tab/>if (head == NULL) {</text:p>
      <text:p text:style-name="P2"><text:tab/><text:tab/><text:tab/>out &lt;&lt; "Список пустий\n";</text:p>
      <text:p text:style-name="P2"><text:tab/><text:tab/><text:tab/>return;</text:p>
      <text:p text:style-name="P2"><text:tab/><text:tab/>} else if (size &gt; 300) {</text:p>
      <text:p text:style-name="P2"><text:tab/><text:tab/><text:tab/>out &lt;&lt; "Список занадто великий\n";</text:p>
      <text:p text:style-name="P2"><text:tab/><text:tab/><text:tab/>return;</text:p>
      <text:p text:style-name="P2"><text:tab/><text:tab/>}</text:p>
      <text:p text:style-name="P2"><text:tab/><text:tab/>element&lt;T&gt; * iter = head;</text:p>
      <text:p text:style-name="P2"><text:tab/><text:tab/>while (iter-&gt;next != NULL) {</text:p>
      <text:p text:style-name="P2"><text:tab/><text:tab/><text:tab/>out &lt;&lt; iter-&gt;value &lt;&lt; " ";</text:p>
      <text:p text:style-name="P2"><text:tab/><text:tab/><text:tab/>iter=iter-&gt;next;</text:p>
      <text:p text:style-name="P2"><text:tab/><text:tab/>}</text:p>
      <text:p text:style-name="P2"><text:tab/><text:tab/>out &lt;&lt; iter-&gt;value &lt;&lt; endl;</text:p>
      <text:p text:style-name="P2"><text:tab/>}</text:p>
      <text:p text:style-name="P2"/>
      <text:p text:style-name="P2"><text:tab/>void Swap (int key1, int key2) {</text:p>
      <text:p text:style-name="P2"><text:tab/><text:tab/>element&lt;T&gt; * node1, * node2;</text:p>
      <text:p text:style-name="P2"><text:tab/><text:tab/>node1 = FindByKey(key1);</text:p>
      <text:p text:style-name="P2"><text:tab/><text:tab/>node2 = FindByKey(key2);</text:p>
      <text:p text:style-name="P2"><text:tab/><text:tab/>SwapNodes(node1,node2);</text:p>
      <text:p text:style-name="P2"><text:tab/>}</text:p>
      <text:p text:style-name="P2"/>
      <text:p text:style-name="P2"><text:tab/>void Sort () {</text:p>
      <text:p text:style-name="P2"><text:tab/><text:tab/>if (head == last) return;</text:p>
      <text:p text:style-name="P2"><text:tab/><text:tab/>for (element&lt;T&gt; * i = head; i != NULL; i=i-&gt;next) {</text:p>
      <text:p text:style-name="P2"><text:tab/><text:tab/><text:tab/>for (element&lt;T&gt; * j = i-&gt;next; j != NULL; j=j-&gt;next) {</text:p>
      <text:p text:style-name="P2"><text:tab/><text:tab/><text:tab/><text:tab/>if (i-&gt;value&gt;j-&gt;value) {</text:p>
      <text:p text:style-name="P2"><text:tab/><text:tab/><text:tab/><text:tab/><text:tab/>SwapNodes(i,j);</text:p>
      <text:p text:style-name="P2"><text:tab/><text:tab/><text:tab/><text:tab/><text:tab/>element&lt;T&gt; * tmp = i;</text:p>
      <text:p text:style-name="P2"><text:tab/><text:tab/><text:tab/><text:tab/><text:tab/>i = j;</text:p>
      <text:p text:style-name="P2"><text:tab/><text:tab/><text:tab/><text:tab/><text:tab/>j = tmp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}</text:p>
      <text:p text:style-name="P2"/>
      <text:p text:style-name="P2"><text:tab/>void SortByKey () {</text:p>
      <text:p text:style-name="P2"><text:tab/><text:tab/>if (head == last) return;</text:p>
      <text:p text:style-name="P2"><text:tab/><text:tab/>for (element&lt;T&gt; * i = head; i != NULL; i=i-&gt;next)</text:p>
      <text:p text:style-name="P2"><text:tab/><text:tab/><text:tab/>for (element&lt;T&gt; * j = i-&gt;next; j != NULL; j=j-&gt;next)</text:p>
      <text:p text:style-name="P2"><text:tab/><text:tab/><text:tab/><text:tab/>if (i-&gt;value&gt;j-&gt;value)</text:p>
      <text:p text:style-name="P2"><text:tab/><text:tab/><text:tab/><text:tab/><text:tab/>SwapNodesByKey(i,j);</text:p>
      <text:p text:style-name="P2"><text:tab/>}</text:p>
      <text:p text:style-name="P2"/>
      <text:p text:style-name="P2"><text:tab/>T * getArray () {</text:p>
      <text:p text:style-name="P2"><text:tab/><text:tab/>T * array = (T*) calloc(size,sizeof(T));</text:p>
      <text:p text:style-name="P2"><text:tab/><text:tab/>element&lt;T&gt; * iter = head;</text:p>
      <text:p text:style-name="P2"><text:tab/><text:tab/>for (int i = 0; i &lt; size; i++) {</text:p>
      <text:p text:style-name="P2"><text:tab/><text:tab/><text:tab/>array[i] = iter-&gt;value;</text:p>
      <text:p text:style-name="P2"><text:tab/><text:tab/><text:tab/>iter = iter-&gt;next;</text:p>
      <text:p text:style-name="P2"><text:tab/><text:tab/>}</text:p>
      <text:p text:style-name="P2"><text:tab/><text:tab/>return array;</text:p>
      <text:p text:style-name="P2"><text:tab/>}</text:p>
      <text:p text:style-name="P2"/>
      <text:p text:style-name="P2"><text:tab/>void setArray (T * array, int array_size) {</text:p>
      <text:p text:style-name="P2"><text:soft-page-break/><text:tab/><text:tab/>Clear();</text:p>
      <text:p text:style-name="P2"><text:tab/><text:tab/>for (int i = 0; i &lt; array_size; i++) {</text:p>
      <text:p text:style-name="P2"><text:tab/><text:tab/><text:tab/>Add(array[i],-1);</text:p>
      <text:p text:style-name="P2"><text:tab/><text:tab/>}</text:p>
      <text:p text:style-name="P2"><text:tab/>}</text:p>
      <text:p text:style-name="P2">};</text:p>
      <text:p text:style-name="P2"/>
      <text:p text:style-name="P2">template &lt;typename T&gt; ostream&amp; operator&lt;&lt;(ostream&amp; out, List&lt;T&gt;&amp; obj)</text:p>
      <text:p text:style-name="P2">{</text:p>
      <text:p text:style-name="P2"><text:tab/>obj.print(out);</text:p>
      <text:p text:style-name="P2"><text:tab/>return out;</text:p>
      <text:p text:style-name="P2">}</text:p>
      <text:p text:style-name="P2">template &lt;typename T&gt; istream&amp; operator&gt;&gt;(istream&amp; in, List&lt;T&gt;&amp; obj)</text:p>
      <text:p text:style-name="P2">{</text:p>
      <text:p text:style-name="P2"><text:tab/>std::string::size_type x;</text:p>
      <text:p text:style-name="P2"><text:tab/>string line;</text:p>
      <text:p text:style-name="P2"><text:tab/>getline(in,line);</text:p>
      <text:p text:style-name="P2"><text:tab/>while ((x = line.find(' ')) != std::string::npos) {</text:p>
      <text:p text:style-name="P2"><text:tab/><text:tab/>x = line.find(' ');</text:p>
      <text:p text:style-name="P2"><text:tab/><text:tab/>if (x != 0)</text:p>
      <text:p text:style-name="P2"><text:tab/><text:tab/><text:tab/>obj.Add(atoi(line.substr(0,x).c_str()),-1);</text:p>
      <text:p text:style-name="P2"><text:tab/><text:tab/>line.erase(0,x+1);</text:p>
      <text:p text:style-name="P2"><text:tab/>}</text:p>
      <text:p text:style-name="P2"><text:tab/>obj.Add(atoi(line.c_str()),-1);</text:p>
      <text:p text:style-name="P2"><text:tab/>return in;</text:p>
      <text:p text:style-name="P2">}</text:p>
      <text:p text:style-name="P2"/>
      <text:p text:style-name="P2">template &lt;class T&gt;</text:p>
      <text:p text:style-name="P2">void sort_array (T * array, int size) {</text:p>
      <text:p text:style-name="P2"><text:tab/>T tmp;</text:p>
      <text:p text:style-name="P2"><text:tab/>for (int i = 0; i &lt; size; i++)</text:p>
      <text:p text:style-name="P2"><text:tab/><text:tab/>for (int j = i + 1; j &lt; size; j++)</text:p>
      <text:p text:style-name="P2"><text:tab/><text:tab/><text:tab/>if (array[i] &gt; array[j]) {</text:p>
      <text:p text:style-name="P2"><text:tab/><text:tab/><text:tab/><text:tab/>tmp = array[i];</text:p>
      <text:p text:style-name="P2"><text:tab/><text:tab/><text:tab/><text:tab/>array[i] = array[j];</text:p>
      <text:p text:style-name="P2"><text:tab/><text:tab/><text:tab/><text:tab/>array[j] = tmp;</text:p>
      <text:p text:style-name="P2"><text:tab/><text:tab/><text:tab/>}</text:p>
      <text:p text:style-name="P2">}</text:p>
      <text:p text:style-name="P2"/>
      <text:p text:style-name="P2">int get_number (istream&amp; in, ostream&amp; out, string message, int min = INT_MIN, int max = INT_MAX) {</text:p>
      <text:p text:style-name="P2"><text:tab/>int number = min-1, flag = 0;</text:p>
      <text:p text:style-name="P2"><text:tab/>if (min == INT_MIN) flag = 1;</text:p>
      <text:p text:style-name="P2"><text:tab/>string line;</text:p>
      <text:p text:style-name="P2"><text:tab/>while (number &lt; min || number &gt; max || flag) {</text:p>
      <text:p text:style-name="P2"><text:tab/><text:tab/>out &lt;&lt; message &lt;&lt; ":\n";</text:p>
      <text:p text:style-name="P2"><text:tab/><text:tab/>getline(in,line);</text:p>
      <text:p text:style-name="P2"><text:tab/><text:tab/>number = atoi(line.c_str());</text:p>
      <text:p text:style-name="P2"><text:tab/><text:tab/>if (number &lt; min || number &gt; max) {</text:p>
      <text:p text:style-name="P2"><text:tab/><text:tab/><text:tab/>system("clear");</text:p>
      <text:p text:style-name="P2"><text:tab/><text:tab/><text:tab/>out &lt;&lt; "Вы ввели неправильне число, дозволено тільки ціле число від " &lt;&lt; min &lt;&lt; " до " &lt;&lt; max &lt;&lt; "\n";</text:p>
      <text:p text:style-name="P2"><text:tab/><text:tab/>}</text:p>
      <text:p text:style-name="P2"><text:tab/><text:tab/>if (flag == 1) flag = 0;</text:p>
      <text:p text:style-name="P2"><text:tab/>}</text:p>
      <text:p text:style-name="P2"><text:tab/>return number;</text:p>
      <text:p text:style-name="P2">}</text:p>
      <text:p text:style-name="P2"/>
      <text:p text:style-name="P2"><text:soft-page-break/>template &lt;int&gt;</text:p>
      <text:p text:style-name="P2">int random (int min, int max) {</text:p>
      <text:p text:style-name="P2"><text:tab/>return rand() % (max - min + 1) + min;</text:p>
      <text:p text:style-name="P2">}</text:p>
      <text:p text:style-name="P2"/>
      <text:p text:style-name="P2">template &lt;class T&gt;</text:p>
      <text:p text:style-name="P2">double random (int min, int max) {</text:p>
      <text:p text:style-name="P2"><text:tab/>return (double(rand() % (max*10 - min*10 + 1) + min*10))/10;</text:p>
      <text:p text:style-name="P2">}</text:p>
      <text:p text:style-name="P2"/>
      <text:p text:style-name="P2">template &lt;class T&gt;</text:p>
      <text:p text:style-name="P2">void menu (istream&amp; in, ostream&amp; out, int * state) {</text:p>
      <text:p text:style-name="P2"><text:tab/>List&lt;T&gt; list, list1;</text:p>
      <text:p text:style-name="P2"><text:tab/>string line;</text:p>
      <text:p text:style-name="P2"><text:tab/>int answer = 0, min, max, size;</text:p>
      <text:p text:style-name="P2"><text:tab/>T x = 0, y = 0, * array;</text:p>
      <text:p text:style-name="P2"><text:tab/>while (answer != 14 &amp;&amp; answer != 15) {</text:p>
      <text:p text:style-name="P2"><text:tab/><text:tab/>out &lt;&lt; "Список має таку кількість елементів: " &lt;&lt; list.Size() &lt;&lt; endl;</text:p>
      <text:p text:style-name="P2"><text:tab/><text:tab/>out &lt;&lt; "Поточний список такий:\n";</text:p>
      <text:p text:style-name="P2"><text:tab/><text:tab/>out &lt;&lt; list;</text:p>
      <text:p text:style-name="P2"><text:tab/><text:tab/>out &lt;&lt; "Вибeріть дію:\n";</text:p>
      <text:p text:style-name="P2"><text:tab/><text:tab/>out &lt;&lt; " 1. Додати рядок в кінець списку з клавіатури\n";</text:p>
      <text:p text:style-name="P2"><text:tab/><text:tab/>out &lt;&lt; " 2. Додати випадкові n елементів в кінець списку\n";</text:p>
      <text:p text:style-name="P2"><text:tab/><text:tab/>out &lt;&lt; " 3. Додати 50 випадкових елементів від -100 до 100\n";</text:p>
      <text:p text:style-name="P2"><text:tab/><text:tab/>out &lt;&lt; " 4. Додати елемент в потрібну позицію\n";</text:p>
      <text:p text:style-name="P2"><text:tab/><text:tab/>out &lt;&lt; " 5. Видалити один елемент зі списку за номером\n";</text:p>
      <text:p text:style-name="P2"><text:tab/><text:tab/>out &lt;&lt; " 6. Видалити один елемент зі списку за значенням\n";</text:p>
      <text:p text:style-name="P2"><text:tab/><text:tab/>out &lt;&lt; " 7. Вивести елемент за номером\n";</text:p>
      <text:p text:style-name="P2"><text:tab/><text:tab/>out &lt;&lt; " 8. Поміняти елементи місцями\n";</text:p>
      <text:p text:style-name="P2"><text:tab/><text:tab/>out &lt;&lt; " 9. Очищення списку\n";</text:p>
      <text:p text:style-name="P2"><text:tab/><text:tab/>out &lt;&lt; "10. Відсортувати список заміною вузлів\n";</text:p>
      <text:p text:style-name="P2"><text:tab/><text:tab/>out &lt;&lt; "11. Відсортувати список заміною значень\n";</text:p>
      <text:p text:style-name="P2"><text:tab/><text:tab/>out &lt;&lt; "12. Відсортувати список через масив\n";</text:p>
      <text:p text:style-name="P2"><text:tab/><text:tab/>out &lt;&lt; "13. Порівняти сорування массиву, списку (заміною вузлів та заміною значень)\n";</text:p>
      <text:p text:style-name="P2"><text:tab/><text:tab/>out &lt;&lt; "14. Перейти у режим " &lt;&lt; ((*state == 1)?"double":"int") &lt;&lt; endl;</text:p>
      <text:p text:style-name="P2"><text:tab/><text:tab/>out &lt;&lt; "15. Вихід\n&gt;&gt;&gt; ";</text:p>
      <text:p text:style-name="P2"><text:tab/><text:tab/>getline(in,line);</text:p>
      <text:p text:style-name="P2"><text:tab/><text:tab/>answer = atoi(line.c_str());</text:p>
      <text:p text:style-name="P2"><text:tab/><text:tab/>system("clear");</text:p>
      <text:p text:style-name="P2"><text:tab/><text:tab/>switch (answer) {</text:p>
      <text:p text:style-name="P2"><text:tab/><text:tab/><text:tab/>case 1:</text:p>
      <text:p text:style-name="P2"><text:tab/><text:tab/><text:tab/><text:tab/>out &lt;&lt; "Список має таку кількість елементів: " &lt;&lt; list.Size() &lt;&lt; endl;</text:p>
      <text:p text:style-name="P2"><text:tab/><text:tab/><text:tab/><text:tab/>out &lt;&lt; "Введіть будь-які числа підряд\n";</text:p>
      <text:p text:style-name="P2"><text:tab/><text:tab/><text:tab/><text:tab/>in &gt;&gt; list;</text:p>
      <text:p text:style-name="P2"><text:tab/><text:tab/><text:tab/><text:tab/>break;</text:p>
      <text:p text:style-name="P2"><text:tab/><text:tab/><text:tab/>case 2:</text:p>
      <text:p text:style-name="P2"><text:tab/><text:tab/><text:tab/><text:tab/>x = get_number(in,out,"Введіть кількість",1);</text:p>
      <text:p text:style-name="P2"><text:tab/><text:tab/><text:tab/><text:tab/>min = 1; max = 0;</text:p>
      <text:p text:style-name="P2"><text:tab/><text:tab/><text:tab/><text:tab/>while (min &gt; max) {</text:p>
      <text:p text:style-name="P2"><text:tab/><text:tab/><text:tab/><text:tab/><text:tab/>min = get_number(in,out,"Введіть мінімально можливе число");</text:p>
      <text:p text:style-name="P2"><text:tab/><text:tab/><text:tab/><text:tab/><text:tab/>max = get_number(in,out,"Введіть максимально можливе число");</text:p>
      <text:p text:style-name="P2"><text:tab/><text:tab/><text:tab/><text:tab/><text:tab/>if (min &gt; max) {</text:p>
      <text:p text:style-name="P2"><text:tab/><text:tab/><text:tab/><text:tab/><text:tab/><text:tab/>out &lt;&lt; "Неможливий діапазон\n";</text:p>
      <text:p text:style-name="P2"><text:soft-page-break/><text:tab/><text:tab/><text:tab/><text:tab/><text:tab/>}</text:p>
      <text:p text:style-name="P2"><text:tab/><text:tab/><text:tab/><text:tab/>}</text:p>
      <text:p text:style-name="P2"><text:tab/><text:tab/><text:tab/><text:tab/>for (int i = 0; i &lt; x; i++) {</text:p>
      <text:p text:style-name="P2"><text:tab/><text:tab/><text:tab/><text:tab/><text:tab/>list.Add(random&lt;T&gt;(min,max),-1);</text:p>
      <text:p text:style-name="P2"><text:tab/><text:tab/><text:tab/><text:tab/>}</text:p>
      <text:p text:style-name="P2"><text:tab/><text:tab/><text:tab/><text:tab/>break;</text:p>
      <text:p text:style-name="P2"><text:tab/><text:tab/><text:tab/>case 3:</text:p>
      <text:p text:style-name="P2"><text:tab/><text:tab/><text:tab/><text:tab/>x = 50;</text:p>
      <text:p text:style-name="P2"><text:tab/><text:tab/><text:tab/><text:tab/>min = -100; max = 100;</text:p>
      <text:p text:style-name="P2"><text:tab/><text:tab/><text:tab/><text:tab/>for (int i = 0; i &lt; x; i++) {</text:p>
      <text:p text:style-name="P2"><text:tab/><text:tab/><text:tab/><text:tab/><text:tab/>list.Add(random&lt;T&gt;(min,max),-1);</text:p>
      <text:p text:style-name="P2"><text:tab/><text:tab/><text:tab/><text:tab/>}</text:p>
      <text:p text:style-name="P2"><text:tab/><text:tab/><text:tab/><text:tab/>break;</text:p>
      <text:p text:style-name="P2"><text:tab/><text:tab/><text:tab/>case 4:</text:p>
      <text:p text:style-name="P2"><text:tab/><text:tab/><text:tab/><text:tab/>out &lt;&lt; list;</text:p>
      <text:p text:style-name="P2"><text:tab/><text:tab/><text:tab/><text:tab/>x = get_number(in,out,"Введіть число");</text:p>
      <text:p text:style-name="P2"><text:tab/><text:tab/><text:tab/><text:tab/>y = get_number(in,out,"Введіть позицію (нуль - рандомна позиція, відємне число - відрахвати з останього, позитивнне число - відрахувати з першого)");</text:p>
      <text:p text:style-name="P2"><text:tab/><text:tab/><text:tab/><text:tab/>if (y &gt; 0) y--;</text:p>
      <text:p text:style-name="P2"><text:tab/><text:tab/><text:tab/><text:tab/>else if (y == 0) y = rand();</text:p>
      <text:p text:style-name="P2"><text:tab/><text:tab/><text:tab/><text:tab/>list.Add(x, y);</text:p>
      <text:p text:style-name="P2"><text:tab/><text:tab/><text:tab/><text:tab/>break;</text:p>
      <text:p text:style-name="P2"><text:tab/><text:tab/><text:tab/>case 5:</text:p>
      <text:p text:style-name="P2"><text:tab/><text:tab/><text:tab/><text:tab/>out &lt;&lt; list;</text:p>
      <text:p text:style-name="P2"><text:tab/><text:tab/><text:tab/><text:tab/>list.DeleteByKey(get_number(in,out,"Введіть число",1,list.Size()) - 1);</text:p>
      <text:p text:style-name="P2"><text:tab/><text:tab/><text:tab/><text:tab/>break;</text:p>
      <text:p text:style-name="P2"><text:tab/><text:tab/><text:tab/>case 6:</text:p>
      <text:p text:style-name="P2"><text:tab/><text:tab/><text:tab/><text:tab/>out &lt;&lt; list;</text:p>
      <text:p text:style-name="P2"><text:tab/><text:tab/><text:tab/><text:tab/>list.DeleteByValue(get_number(in,out,"Введіть число"));</text:p>
      <text:p text:style-name="P2"><text:tab/><text:tab/><text:tab/><text:tab/>break;</text:p>
      <text:p text:style-name="P2"><text:tab/><text:tab/><text:tab/>case 7:</text:p>
      <text:p text:style-name="P2"><text:tab/><text:tab/><text:tab/><text:tab/>if (list.Get(get_number(in,out,"Введіть число",1) - 1,&amp;x))</text:p>
      <text:p text:style-name="P2"><text:tab/><text:tab/><text:tab/><text:tab/><text:tab/>out &lt;&lt; x &lt;&lt; endl;</text:p>
      <text:p text:style-name="P2"><text:tab/><text:tab/><text:tab/><text:tab/>else out &lt;&lt; "Елемент не існує" &lt;&lt; endl;</text:p>
      <text:p text:style-name="P2"><text:tab/><text:tab/><text:tab/><text:tab/>break;</text:p>
      <text:p text:style-name="P2"><text:tab/><text:tab/><text:tab/>case 8:</text:p>
      <text:p text:style-name="P2"><text:tab/><text:tab/><text:tab/><text:tab/>if (list.Size() &gt; 0) {</text:p>
      <text:p text:style-name="P2"><text:tab/><text:tab/><text:tab/><text:tab/><text:tab/>out &lt;&lt; list;</text:p>
      <text:p text:style-name="P2"><text:tab/><text:tab/><text:tab/><text:tab/><text:tab/>x = get_number(in,out,"Введіть номер",1,list.Size()) - 1;</text:p>
      <text:p text:style-name="P2"><text:tab/><text:tab/><text:tab/><text:tab/><text:tab/>y = get_number(in,out,"Введіть номер",1,list.Size()) - 1;</text:p>
      <text:p text:style-name="P2"><text:tab/><text:tab/><text:tab/><text:tab/><text:tab/>list.Swap(x,y);</text:p>
      <text:p text:style-name="P2"><text:tab/><text:tab/><text:tab/><text:tab/>}</text:p>
      <text:p text:style-name="P2"><text:tab/><text:tab/><text:tab/><text:tab/>break;</text:p>
      <text:p text:style-name="P2"><text:tab/><text:tab/><text:tab/>case 9:</text:p>
      <text:p text:style-name="P2"><text:tab/><text:tab/><text:tab/><text:tab/>list.Clear();</text:p>
      <text:p text:style-name="P2"><text:tab/><text:tab/><text:tab/><text:tab/>break;</text:p>
      <text:p text:style-name="P2"><text:tab/><text:tab/><text:tab/>case 10:</text:p>
      <text:p text:style-name="P2"><text:tab/><text:tab/><text:tab/><text:tab/>list.Sort();</text:p>
      <text:p text:style-name="P2"><text:tab/><text:tab/><text:tab/><text:tab/>break;</text:p>
      <text:p text:style-name="P2"><text:tab/><text:tab/><text:tab/>case 11:</text:p>
      <text:p text:style-name="P2"><text:tab/><text:tab/><text:tab/><text:tab/>list.SortByKey();</text:p>
      <text:p text:style-name="P2"><text:tab/><text:tab/><text:tab/><text:tab/>break;</text:p>
      <text:p text:style-name="P2"><text:tab/><text:tab/><text:tab/>case 12:</text:p>
      <text:p text:style-name="P2"><text:tab/><text:tab/><text:tab/><text:tab/>array = list.getArray();</text:p>
      <text:p text:style-name="P2"><text:soft-page-break/><text:tab/><text:tab/><text:tab/><text:tab/>size = list.Size();</text:p>
      <text:p text:style-name="P2"><text:tab/><text:tab/><text:tab/><text:tab/>sort_array(array,size);</text:p>
      <text:p text:style-name="P2"><text:tab/><text:tab/><text:tab/><text:tab/>list.setArray(array,size);</text:p>
      <text:p text:style-name="P2"><text:tab/><text:tab/><text:tab/><text:tab/>free(array);</text:p>
      <text:p text:style-name="P2"><text:tab/><text:tab/><text:tab/><text:tab/>break;</text:p>
      <text:p text:style-name="P2"><text:tab/><text:tab/><text:tab/>case 13:</text:p>
      <text:p text:style-name="P2"><text:tab/><text:tab/><text:tab/><text:tab/>T * array_orig, * array;</text:p>
      <text:p text:style-name="P2"><text:tab/><text:tab/><text:tab/><text:tab/>out &lt;&lt; "N,Array,List1,List2\n";</text:p>
      <text:p text:style-name="P2"><text:tab/><text:tab/><text:tab/><text:tab/>clock_t t1,t2;</text:p>
      <text:p text:style-name="P2"><text:tab/><text:tab/><text:tab/><text:tab/>double dur[3];</text:p>
      <text:p text:style-name="P2"><text:tab/><text:tab/><text:tab/><text:tab/>for (int n = 500; n &lt;= 20000; n += 500) {</text:p>
      <text:p text:style-name="P2"><text:tab/><text:tab/><text:tab/><text:tab/><text:tab/>array_orig = (T *) calloc(n,sizeof(T));</text:p>
      <text:p text:style-name="P2"><text:tab/><text:tab/><text:tab/><text:tab/><text:tab/>array = (T *) calloc(n,sizeof(T));</text:p>
      <text:p text:style-name="P2"><text:tab/><text:tab/><text:tab/><text:tab/><text:tab/>for (int i = 0; i &lt; n; i++) {</text:p>
      <text:p text:style-name="P2"><text:tab/><text:tab/><text:tab/><text:tab/><text:tab/><text:tab/>array_orig[i] = random&lt;T&gt;(-1000,1000);</text:p>
      <text:p text:style-name="P2"><text:tab/><text:tab/><text:tab/><text:tab/><text:tab/><text:tab/>array[i] = array_orig[i];</text:p>
      <text:p text:style-name="P2"><text:tab/><text:tab/><text:tab/><text:tab/><text:tab/>}</text:p>
      <text:p text:style-name="P2"><text:tab/><text:tab/><text:tab/><text:tab/><text:tab/>t1 = clock();</text:p>
      <text:p text:style-name="P2"><text:tab/><text:tab/><text:tab/><text:tab/><text:tab/>sort_array(array,n);</text:p>
      <text:p text:style-name="P2"><text:tab/><text:tab/><text:tab/><text:tab/><text:tab/>t2 = clock();</text:p>
      <text:p text:style-name="P2"><text:tab/><text:tab/><text:tab/><text:tab/><text:tab/>dur[1] = 1.0*(t2-t1)/CLOCKS_PER_SEC;</text:p>
      <text:p text:style-name="P2"><text:tab/><text:tab/><text:tab/><text:tab/><text:tab/>list1.setArray(array_orig,n);</text:p>
      <text:p text:style-name="P2"><text:tab/><text:tab/><text:tab/><text:tab/><text:tab/>t1 = clock();</text:p>
      <text:p text:style-name="P2"><text:tab/><text:tab/><text:tab/><text:tab/><text:tab/>list1.Sort();</text:p>
      <text:p text:style-name="P2"><text:tab/><text:tab/><text:tab/><text:tab/><text:tab/>t2 = clock();</text:p>
      <text:p text:style-name="P2"><text:tab/><text:tab/><text:tab/><text:tab/><text:tab/>dur[2] = 1.0*(t2-t1)/CLOCKS_PER_SEC;</text:p>
      <text:p text:style-name="P2"><text:tab/><text:tab/><text:tab/><text:tab/><text:tab/>list1.setArray(array_orig,n);</text:p>
      <text:p text:style-name="P2"><text:tab/><text:tab/><text:tab/><text:tab/><text:tab/>t1 = clock();</text:p>
      <text:p text:style-name="P2"><text:tab/><text:tab/><text:tab/><text:tab/><text:tab/>list1.SortByKey();</text:p>
      <text:p text:style-name="P2"><text:tab/><text:tab/><text:tab/><text:tab/><text:tab/>t2 = clock();</text:p>
      <text:p text:style-name="P2"><text:tab/><text:tab/><text:tab/><text:tab/><text:tab/>dur[3] = 1.0*(t2-t1)/CLOCKS_PER_SEC;</text:p>
      <text:p text:style-name="P2"><text:tab/><text:tab/><text:tab/><text:tab/><text:tab/>out &lt;&lt; n &lt;&lt; "," &lt;&lt; fixed &lt;&lt; dur[1] &lt;&lt; ","</text:p>
      <text:p text:style-name="P2"><text:tab/><text:tab/><text:tab/><text:tab/><text:tab/><text:tab/>&lt;&lt; fixed &lt;&lt; dur[2] &lt;&lt; ","</text:p>
      <text:p text:style-name="P2"><text:tab/><text:tab/><text:tab/><text:tab/><text:tab/><text:tab/>&lt;&lt; fixed <text:s/>&lt;&lt; dur[3] &lt;&lt; endl;</text:p>
      <text:p text:style-name="P2"><text:tab/><text:tab/><text:tab/><text:tab/><text:tab/>list1.Clear();</text:p>
      <text:p text:style-name="P2"><text:tab/><text:tab/><text:tab/><text:tab/><text:tab/>free(array_orig);</text:p>
      <text:p text:style-name="P2"><text:tab/><text:tab/><text:tab/><text:tab/><text:tab/>free(array);</text:p>
      <text:p text:style-name="P2"><text:tab/><text:tab/><text:tab/><text:tab/>}</text:p>
      <text:p text:style-name="P2"><text:tab/><text:tab/><text:tab/><text:tab/>break;</text:p>
      <text:p text:style-name="P2"><text:tab/><text:tab/><text:tab/>case 14:</text:p>
      <text:p text:style-name="P2"><text:tab/><text:tab/><text:tab/><text:tab/>*state = (*state == 1) ? 2 : 1;</text:p>
      <text:p text:style-name="P2"><text:tab/><text:tab/><text:tab/><text:tab/>break;</text:p>
      <text:p text:style-name="P2"><text:tab/><text:tab/><text:tab/>case 15:</text:p>
      <text:p text:style-name="P2"><text:tab/><text:tab/><text:tab/><text:tab/>*state = 0;</text:p>
      <text:p text:style-name="P2"><text:tab/><text:tab/><text:tab/><text:tab/>break;</text:p>
      <text:p text:style-name="P2"><text:tab/><text:tab/><text:tab/>default:</text:p>
      <text:p text:style-name="P2"><text:tab/><text:tab/><text:tab/><text:tab/>out &lt;&lt; "Неправильне значення, треба ввести число від 1 до 11\n";</text:p>
      <text:p text:style-name="P2"><text:tab/><text:tab/>}</text:p>
      <text:p text:style-name="P2"><text:tab/>}</text:p>
      <text:p text:style-name="P2"><text:tab/>list.Clear();</text:p>
      <text:p text:style-name="P2"><text:tab/>list1.Clear();</text:p>
      <text:p text:style-name="P2">}</text:p>
      <text:p text:style-name="P2"/>
      <text:p text:style-name="P2">int main() {</text:p>
      <text:p text:style-name="P2"><text:tab/>srand(time(NULL));</text:p>
      <text:p text:style-name="P2"><text:tab/>int state = 1;</text:p>
      <text:p text:style-name="P2"><text:tab/>while (state != 0) {</text:p>
      <text:p text:style-name="P2"><text:soft-page-break/><text:tab/><text:tab/>if (state == 1)</text:p>
      <text:p text:style-name="P2"><text:tab/><text:tab/><text:tab/>menu&lt;int&gt;(cin, cout, &amp;state);</text:p>
      <text:p text:style-name="P2"><text:tab/><text:tab/>else menu&lt;double&gt;(cin, cout, &amp;state);</text:p>
      <text:p text:style-name="P2"><text:tab/>}</text:p>
      <text:p text:style-name="P2"><text:tab/>return 0;</text:p>
      <text:p text:style-name="P2">}</text:p>
      <text:list xml:id="list90813973545733" text:continue-numbering="true" text:style-name="L1">
        <text:list-item>
          <text:p text:style-name="P25">Результати роботи програми:</text:p>
        </text:list-item>
      </text:list>
      <text:p text:style-name="P26">Приклад 1:</text:p>
      <text:p text:style-name="P1">Список має таку кількість елементів: 0</text:p>
      <text:p text:style-name="P1">Поточний список такий:</text:p>
      <text:p text:style-name="P1">Список пустий</text:p>
      <text:p text:style-name="P1">Вибeріть дію:</text:p>
      <text:p text:style-name="P1"><text:s/>1. Додати рядок в кінець списку з клавіатури</text:p>
      <text:p text:style-name="P1"><text:s/>2. Додати випадкові n елементів в кінець списку</text:p>
      <text:p text:style-name="P1"><text:s/>3. Додати 50 випадкових елементів від -100 до 100</text:p>
      <text:p text:style-name="P1"><text:s/>4. Додати елемент в потрібну позицію</text:p>
      <text:p text:style-name="P1"><text:s/>5. Видалити один елемент зі списку за номером</text:p>
      <text:p text:style-name="P1"><text:s/>6. Видалити один елемент зі списку за значенням</text:p>
      <text:p text:style-name="P1"><text:s/>7. Вивести елемент за номером</text:p>
      <text:p text:style-name="P1"><text:s/>8. Поміняти елементи місцями</text:p>
      <text:p text:style-name="P1"><text:s/>9. Очищення списку</text:p>
      <text:p text:style-name="P1">10. Відсортувати список заміною вузлів</text:p>
      <text:p text:style-name="P1">11. Відсортувати список заміною значень</text:p>
      <text:p text:style-name="P1">12. Відсортувати список через масив</text:p>
      <text:p text:style-name="P1">13. Порівняти сорування массиву, списку (заміною вузлів та заміною значень)</text:p>
      <text:p text:style-name="P1">14. Перейти у режим double</text:p>
      <text:p text:style-name="P1">15. Вихід</text:p>
      <text:p text:style-name="P1">&gt;&gt;&gt; 3</text:p>
      <text:p text:style-name="P1">Список має таку кількість елементів: 50</text:p>
      <text:p text:style-name="P1">Поточний список такий:</text:p>
      <text:p text:style-name="P1">28 79 -41 -20 10 64 -30 16 72 87 65 74 -21 77 -61 -90 -25 83 36 -63 14 76 20 -75 -25 55 3 22 -47 -31 91 81 -52 -93 -39 13 26 -14 -70 -1 -26 95 -71 7 28 -33 -26 58 -50 -90</text:p>
      <text:p text:style-name="P1">Вибeріть дію:</text:p>
      <text:p text:style-name="P1"><text:s/>1. Додати рядок в кінець списку з клавіатури</text:p>
      <text:p text:style-name="P1"><text:s/>2. Додати випадкові n елементів в кінець списку</text:p>
      <text:p text:style-name="P1"><text:s/>3. Додати 50 випадкових елементів від -100 до 100</text:p>
      <text:p text:style-name="P1"><text:s/>4. Додати елемент в потрібну позицію</text:p>
      <text:p text:style-name="P1"><text:s/>5. Видалити один елемент зі списку за номером</text:p>
      <text:p text:style-name="P1"><text:s/>6. Видалити один елемент зі списку за значенням</text:p>
      <text:p text:style-name="P1"><text:s/>7. Вивести елемент за номером</text:p>
      <text:p text:style-name="P1"><text:s/>8. Поміняти елементи місцями</text:p>
      <text:p text:style-name="P1"><text:s/>9. Очищення списку</text:p>
      <text:p text:style-name="P1">10. Відсортувати список заміною вузлів</text:p>
      <text:p text:style-name="P1">11. Відсортувати список заміною значень</text:p>
      <text:p text:style-name="P1">12. Відсортувати список через масив</text:p>
      <text:p text:style-name="P1">13. Порівняти сорування массиву, списку (заміною вузлів та заміною значень)</text:p>
      <text:p text:style-name="P1">14. Перейти у режим double</text:p>
      <text:p text:style-name="P1">15. Вихід</text:p>
      <text:p text:style-name="P1">&gt;&gt;&gt; 10</text:p>
      <text:p text:style-name="P1">Список має таку кількість елементів: 50</text:p>
      <text:p text:style-name="P1">Поточний список такий:</text:p>
      <text:p text:style-name="P1">-93 -90 -90 -75 -71 -70 -63 -61 -52 -50 -47 -41 -39 -33 -31 -30 -26 -26 -25 -25 -21 -20 -14 -1 3 7 10 13 14 16 20 22 26 28 28 36 55 58 64 65 72 74 76 77 79 81 83 87 91 95</text:p>
      <text:p text:style-name="P1">Вибeріть дію:</text:p>
      <text:p text:style-name="P1"><text:soft-page-break/><text:s/>1. Додати рядок в кінець списку з клавіатури</text:p>
      <text:p text:style-name="P1"><text:s/>2. Додати випадкові n елементів в кінець списку</text:p>
      <text:p text:style-name="P1"><text:s/>3. Додати 50 випадкових елементів від -100 до 100</text:p>
      <text:p text:style-name="P1"><text:s/>4. Додати елемент в потрібну позицію</text:p>
      <text:p text:style-name="P1"><text:s/>5. Видалити один елемент зі списку за номером</text:p>
      <text:p text:style-name="P1"><text:s/>6. Видалити один елемент зі списку за значенням</text:p>
      <text:p text:style-name="P1"><text:s/>7. Вивести елемент за номером</text:p>
      <text:p text:style-name="P1"><text:s/>8. Поміняти елементи місцями</text:p>
      <text:p text:style-name="P1"><text:s/>9. Очищення списку</text:p>
      <text:p text:style-name="P1">10. Відсортувати список заміною вузлів</text:p>
      <text:p text:style-name="P1">11. Відсортувати список заміною значень</text:p>
      <text:p text:style-name="P1">12. Відсортувати список через масив</text:p>
      <text:p text:style-name="P1">13. Порівняти сорування массиву, списку (заміною вузлів та заміною значень)</text:p>
      <text:p text:style-name="P1">14. Перейти у режим double</text:p>
      <text:p text:style-name="P1">15. Вихід</text:p>
      <text:p text:style-name="P1">&gt;&gt;&gt; 14</text:p>
      <text:p text:style-name="P1">Список має таку кількість елементів: 0</text:p>
      <text:p text:style-name="P1">Поточний список такий:</text:p>
      <text:p text:style-name="P1">Список пустий</text:p>
      <text:p text:style-name="P1">Вибeріть дію:</text:p>
      <text:p text:style-name="P1"><text:s/>1. Додати рядок в кінець списку з клавіатури</text:p>
      <text:p text:style-name="P1"><text:s/>2. Додати випадкові n елементів в кінець списку</text:p>
      <text:p text:style-name="P1"><text:s/>3. Додати 50 випадкових елементів від -100 до 100</text:p>
      <text:p text:style-name="P1"><text:s/>4. Додати елемент в потрібну позицію</text:p>
      <text:p text:style-name="P1"><text:s/>5. Видалити один елемент зі списку за номером</text:p>
      <text:p text:style-name="P1"><text:s/>6. Видалити один елемент зі списку за значенням</text:p>
      <text:p text:style-name="P1"><text:s/>7. Вивести елемент за номером</text:p>
      <text:p text:style-name="P1"><text:s/>8. Поміняти елементи місцями</text:p>
      <text:p text:style-name="P1"><text:s/>9. Очищення списку</text:p>
      <text:p text:style-name="P1">10. Відсортувати список заміною вузлів</text:p>
      <text:p text:style-name="P1">11. Відсортувати список заміною значень</text:p>
      <text:p text:style-name="P1">12. Відсортувати список через масив</text:p>
      <text:p text:style-name="P1">13. Порівняти сорування массиву, списку (заміною вузлів та заміною значень)</text:p>
      <text:p text:style-name="P1">14. Перейти у режим int</text:p>
      <text:p text:style-name="P1">15. Вихід</text:p>
      <text:p text:style-name="P1">&gt;&gt;&gt; 3</text:p>
      <text:p text:style-name="P1">Список має таку кількість елементів: 50</text:p>
      <text:p text:style-name="P1">Поточний список такий:</text:p>
      <text:p text:style-name="P1">95.7 64.6 42.2 15.9 45.1 -83.4 -72.6 -51.2 -4.9 -20.1 -27 -57.7 -83.5 -23.5 -51.4 -67.6 90.4 74.7 18 76.1 -70.7 91.2 27.2 -86.4 -45.4 -44.1 -19.6 28 -85.6 30.4 37.8 65.8 -49.4 -20.1 -62.7 51.4 -47.8 -35.3 -99.9 47.4 0.4 -71.2 89.7 16.9 5.4 94 49.4 -48.6 24.4 -77</text:p>
      <text:p text:style-name="P1">Вибeріть дію:</text:p>
      <text:p text:style-name="P1"><text:s/>1. Додати рядок в кінець списку з клавіатури</text:p>
      <text:p text:style-name="P1"><text:s/>2. Додати випадкові n елементів в кінець списку</text:p>
      <text:p text:style-name="P1"><text:s/>3. Додати 50 випадкових елементів від -100 до 100</text:p>
      <text:p text:style-name="P1"><text:s/>4. Додати елемент в потрібну позицію</text:p>
      <text:p text:style-name="P1"><text:s/>5. Видалити один елемент зі списку за номером</text:p>
      <text:p text:style-name="P1"><text:s/>6. Видалити один елемент зі списку за значенням</text:p>
      <text:p text:style-name="P1"><text:s/>7. Вивести елемент за номером</text:p>
      <text:p text:style-name="P1"><text:s/>8. Поміняти елементи місцями</text:p>
      <text:p text:style-name="P1"><text:s/>9. Очищення списку</text:p>
      <text:p text:style-name="P1">10. Відсортувати список заміною вузлів</text:p>
      <text:p text:style-name="P1">11. Відсортувати список заміною значень</text:p>
      <text:p text:style-name="P1">12. Відсортувати список через масив</text:p>
      <text:p text:style-name="P1">13. Порівняти сорування массиву, списку (заміною вузлів та заміною значень)</text:p>
      <text:p text:style-name="P1">14. Перейти у режим int</text:p>
      <text:p text:style-name="P1">15. Вихід</text:p>
      <text:p text:style-name="P1"><text:soft-page-break/>&gt;&gt;&gt; 12</text:p>
      <text:p text:style-name="P1">Список має таку кількість елементів: 50</text:p>
      <text:p text:style-name="P1">Поточний список такий:</text:p>
      <text:p text:style-name="P1">-99.9 -86.4 -85.6 -83.5 -83.4 -77 -72.6 -71.2 -70.7 -67.6 -62.7 -57.7 -51.4 -51.2 -49.4 -48.6 -47.8 -45.4 -44.1 -35.3 -27 -23.5 -20.1 -20.1 -19.6 -4.9 0.4 5.4 15.9 16.9 18 24.4 27.2 28 30.4 37.8 42.2 45.1 47.4 49.4 51.4 64.6 65.8 74.7 76.1 89.7 90.4 91.2 94 95.7</text:p>
      <text:p text:style-name="P1">Вибeріть дію:</text:p>
      <text:p text:style-name="P1"><text:s/>1. Додати рядок в кінець списку з клавіатури</text:p>
      <text:p text:style-name="P1"><text:s/>2. Додати випадкові n елементів в кінець списку</text:p>
      <text:p text:style-name="P1"><text:s/>3. Додати 50 випадкових елементів від -100 до 100</text:p>
      <text:p text:style-name="P1"><text:s/>4. Додати елемент в потрібну позицію</text:p>
      <text:p text:style-name="P1"><text:s/>5. Видалити один елемент зі списку за номером</text:p>
      <text:p text:style-name="P1"><text:s/>6. Видалити один елемент зі списку за значенням</text:p>
      <text:p text:style-name="P1"><text:s/>7. Вивести елемент за номером</text:p>
      <text:p text:style-name="P1"><text:s/>8. Поміняти елементи місцями</text:p>
      <text:p text:style-name="P1"><text:s/>9. Очищення списку</text:p>
      <text:p text:style-name="P1">10. Відсортувати список заміною вузлів</text:p>
      <text:p text:style-name="P1">11. Відсортувати список заміною значень</text:p>
      <text:p text:style-name="P1">12. Відсортувати список через масив</text:p>
      <text:p text:style-name="P1">13. Порівняти сорування массиву, списку (заміною вузлів та заміною значень)</text:p>
      <text:p text:style-name="P1">14. Перейти у режим int</text:p>
      <text:p text:style-name="P1">15. Вихід</text:p>
      <text:p text:style-name="P1">&gt;&gt;&gt; 1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00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6-20T09:08:11.723920292</dc:date>
    <meta:editing-duration>PT15H50M7S</meta:editing-duration>
    <meta:editing-cycles>132</meta:editing-cycles>
    <meta:generator>LibreOffice/5.1.6.2$Linux_x86 LibreOffice_project/10m0$Build-2</meta:generator>
    <meta:document-statistic meta:table-count="1" meta:image-count="0" meta:object-count="1" meta:page-count="17" meta:paragraph-count="823" meta:word-count="3421" meta:character-count="20941" meta:non-whitespace-character-count="173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7.272cm" xlink:href="." xlink:type="simple" chart:class="chart:scatter" chart:style-name="ch1">
        <chart:legend chart:legend-position="end" svg:x="11.585cm" svg:y="2.442cm" style:legend-expansion="high" chart:style-name="ch2"/>
        <chart:plot-area chart:style-name="ch3" chart:data-source-has-labels="both" svg:x="0.319cm" svg:y="0.145cm" svg:width="10.948cm" svg:height="6.982cm">
          <chartooo:coordinate-region svg:x="1.046cm" svg:y="0.345cm" svg:width="9.756cm" svg:height="6.135cm"/>
          <chart:axis chart:dimension="x" chart:name="primary-x" chart:style-name="ch4" chartooo:axis-type="auto"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8" chart:values-cell-range-address="local-table.$D$2:.$D$31" chart:label-cell-address="local-table.$D$1" chart:class="chart:scatter">
            <chart:data-point chart:repeated="30"/>
          </chart:series>
          <chart:series chart:style-name="ch9" chart:values-cell-range-address="local-table.$E$2:.$E$31" chart:label-cell-address="local-table.$E$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ортування масиву</text:p>
              </table:table-cell>
              <table:table-cell office:value-type="string">
                <text:p>Сортування списку
по вузлам</text:p>
              </table:table-cell>
              <table:table-cell office:value-type="string">
                <text:p>Сортування списку
по значенню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0.00258">
                <text:p>0.00258</text:p>
              </table:table-cell>
              <table:table-cell office:value-type="float" office:value="0.005479">
                <text:p>0.005479</text:p>
              </table:table-cell>
              <table:table-cell office:value-type="float" office:value="0.001643">
                <text:p>0.0016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6967">
                <text:p>0.006967</text:p>
              </table:table-cell>
              <table:table-cell office:value-type="float" office:value="0.013381">
                <text:p>0.013381</text:p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11689">
                <text:p>0.011689</text:p>
              </table:table-cell>
              <table:table-cell office:value-type="float" office:value="0.025679">
                <text:p>0.025679</text:p>
              </table:table-cell>
              <table:table-cell office:value-type="float" office:value="0.017436">
                <text:p>0.017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21248">
                <text:p>0.021248</text:p>
              </table:table-cell>
              <table:table-cell office:value-type="float" office:value="0.045051">
                <text:p>0.045051</text:p>
              </table:table-cell>
              <table:table-cell office:value-type="float" office:value="0.033285">
                <text:p>0.033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32684">
                <text:p>0.032684</text:p>
              </table:table-cell>
              <table:table-cell office:value-type="float" office:value="0.068169">
                <text:p>0.068169</text:p>
              </table:table-cell>
              <table:table-cell office:value-type="float" office:value="0.05273">
                <text:p>0.05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46228">
                <text:p>0.046228</text:p>
              </table:table-cell>
              <table:table-cell office:value-type="float" office:value="0.09694">
                <text:p>0.09694</text:p>
              </table:table-cell>
              <table:table-cell office:value-type="float" office:value="0.076492">
                <text:p>0.076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60553">
                <text:p>0.060553</text:p>
              </table:table-cell>
              <table:table-cell office:value-type="float" office:value="0.125848">
                <text:p>0.125848</text:p>
              </table:table-cell>
              <table:table-cell office:value-type="float" office:value="0.102779">
                <text:p>0.102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77843">
                <text:p>0.077843</text:p>
              </table:table-cell>
              <table:table-cell office:value-type="float" office:value="0.162745">
                <text:p>0.162745</text:p>
              </table:table-cell>
              <table:table-cell office:value-type="float" office:value="0.135002">
                <text:p>0.135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94073">
                <text:p>0.094073</text:p>
              </table:table-cell>
              <table:table-cell office:value-type="float" office:value="0.19886">
                <text:p>0.19886</text:p>
              </table:table-cell>
              <table:table-cell office:value-type="float" office:value="0.167371">
                <text:p>0.167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13567">
                <text:p>0.113567</text:p>
              </table:table-cell>
              <table:table-cell office:value-type="float" office:value="0.239289">
                <text:p>0.239289</text:p>
              </table:table-cell>
              <table:table-cell office:value-type="float" office:value="0.207664">
                <text:p>0.207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34067">
                <text:p>0.134067</text:p>
              </table:table-cell>
              <table:table-cell office:value-type="float" office:value="0.284453">
                <text:p>0.284453</text:p>
              </table:table-cell>
              <table:table-cell office:value-type="float" office:value="0.245312">
                <text:p>0.245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54658">
                <text:p>0.154658</text:p>
              </table:table-cell>
              <table:table-cell office:value-type="float" office:value="0.330287">
                <text:p>0.330287</text:p>
              </table:table-cell>
              <table:table-cell office:value-type="float" office:value="0.297752">
                <text:p>0.297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77235">
                <text:p>0.177235</text:p>
              </table:table-cell>
              <table:table-cell office:value-type="float" office:value="0.384138">
                <text:p>0.384138</text:p>
              </table:table-cell>
              <table:table-cell office:value-type="float" office:value="0.358007">
                <text:p>0.358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201813">
                <text:p>0.201813</text:p>
              </table:table-cell>
              <table:table-cell office:value-type="float" office:value="0.441815">
                <text:p>0.441815</text:p>
              </table:table-cell>
              <table:table-cell office:value-type="float" office:value="0.41079">
                <text:p>0.41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228504">
                <text:p>0.228504</text:p>
              </table:table-cell>
              <table:table-cell office:value-type="float" office:value="0.545588">
                <text:p>0.545588</text:p>
              </table:table-cell>
              <table:table-cell office:value-type="float" office:value="0.481085">
                <text:p>0.481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303887">
                <text:p>0.303887</text:p>
              </table:table-cell>
              <table:table-cell office:value-type="float" office:value="0.55996">
                <text:p>0.55996</text:p>
              </table:table-cell>
              <table:table-cell office:value-type="float" office:value="0.559453">
                <text:p>0.559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282929">
                <text:p>0.282929</text:p>
              </table:table-cell>
              <table:table-cell office:value-type="float" office:value="0.635552">
                <text:p>0.635552</text:p>
              </table:table-cell>
              <table:table-cell office:value-type="float" office:value="0.650536">
                <text:p>0.650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309826">
                <text:p>0.309826</text:p>
              </table:table-cell>
              <table:table-cell office:value-type="float" office:value="0.697991">
                <text:p>0.697991</text:p>
              </table:table-cell>
              <table:table-cell office:value-type="float" office:value="0.733699">
                <text:p>0.733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336913">
                <text:p>0.336913</text:p>
              </table:table-cell>
              <table:table-cell office:value-type="float" office:value="0.77178">
                <text:p>0.77178</text:p>
              </table:table-cell>
              <table:table-cell office:value-type="float" office:value="0.832096">
                <text:p>0.832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366462">
                <text:p>0.366462</text:p>
              </table:table-cell>
              <table:table-cell office:value-type="float" office:value="0.848007">
                <text:p>0.848007</text:p>
              </table:table-cell>
              <table:table-cell office:value-type="float" office:value="0.935767">
                <text:p>0.935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0.409716">
                <text:p>0.409716</text:p>
              </table:table-cell>
              <table:table-cell office:value-type="float" office:value="0.929272">
                <text:p>0.929272</text:p>
              </table:table-cell>
              <table:table-cell office:value-type="float" office:value="1.075911">
                <text:p>1.075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0.430945">
                <text:p>0.430945</text:p>
              </table:table-cell>
              <table:table-cell office:value-type="float" office:value="1.003841">
                <text:p>1.003841</text:p>
              </table:table-cell>
              <table:table-cell office:value-type="float" office:value="1.128637">
                <text:p>1.128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0.466184">
                <text:p>0.466184</text:p>
              </table:table-cell>
              <table:table-cell office:value-type="float" office:value="1.089193">
                <text:p>1.089193</text:p>
              </table:table-cell>
              <table:table-cell office:value-type="float" office:value="1.25516">
                <text:p>1.25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0.497129">
                <text:p>0.497129</text:p>
              </table:table-cell>
              <table:table-cell office:value-type="float" office:value="1.174487">
                <text:p>1.174487</text:p>
              </table:table-cell>
              <table:table-cell office:value-type="float" office:value="1.386837">
                <text:p>1.386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0.534262">
                <text:p>0.534262</text:p>
              </table:table-cell>
              <table:table-cell office:value-type="float" office:value="1.290929">
                <text:p>1.290929</text:p>
              </table:table-cell>
              <table:table-cell office:value-type="float" office:value="1.545298">
                <text:p>1.545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0.572428">
                <text:p>0.572428</text:p>
              </table:table-cell>
              <table:table-cell office:value-type="float" office:value="1.419146">
                <text:p>1.419146</text:p>
              </table:table-cell>
              <table:table-cell office:value-type="float" office:value="1.726544">
                <text:p>1.726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0.62804">
                <text:p>0.62804</text:p>
              </table:table-cell>
              <table:table-cell office:value-type="float" office:value="1.534076">
                <text:p>1.534076</text:p>
              </table:table-cell>
              <table:table-cell office:value-type="float" office:value="1.900516">
                <text:p>1.900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0.6785">
                <text:p>0.6785</text:p>
              </table:table-cell>
              <table:table-cell office:value-type="float" office:value="1.618178">
                <text:p>1.618178</text:p>
              </table:table-cell>
              <table:table-cell office:value-type="float" office:value="2.013022">
                <text:p>2.013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0.69183">
                <text:p>0.69183</text:p>
              </table:table-cell>
              <table:table-cell office:value-type="float" office:value="1.738416">
                <text:p>1.738416</text:p>
              </table:table-cell>
              <table:table-cell office:value-type="float" office:value="2.168563">
                <text:p>2.168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0.727714">
                <text:p>0.727714</text:p>
              </table:table-cell>
              <table:table-cell office:value-type="float" office:value="1.844506">
                <text:p>1.844506</text:p>
              </table:table-cell>
              <table:table-cell office:value-type="float" office:value="2.35623">
                <text:p>2.35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